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9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8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4cm" svg:stroke-color="#231f20" draw:stroke-linejoin="miter" svg:stroke-linecap="butt" draw:fill="none" draw:textarea-horizontal-align="center" draw:textarea-vertical-align="middle" fo:padding-top="0.02cm" fo:padding-bottom="0.02cm" fo:padding-left="0.02cm" fo:padding-right="0.02cm"/>
    </style:style>
    <style:style style:name="gr8" style:family="graphic" style:parent-style-name="standard">
      <style:graphic-properties draw:stroke="none" draw:fill="solid" draw:fill-color="#231f20"/>
    </style:style>
    <style:style style:name="gr9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0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86cm" svg:stroke-color="#231f20" draw:stroke-linejoin="miter" svg:stroke-linecap="butt" draw:fill="none" fo:padding-top="0.043cm" fo:padding-bottom="0.043cm" fo:padding-left="0.043cm" fo:padding-right="0.043cm"/>
    </style:style>
    <style:style style:name="gr12" style:family="graphic" style:parent-style-name="standard">
      <style:graphic-properties draw:stroke="solid" svg:stroke-width="0.026cm" svg:stroke-color="#231f20" draw:stroke-linejoin="miter" svg:stroke-linecap="butt" draw:fill="none" draw:textarea-horizontal-align="center" draw:textarea-vertical-align="middle" fo:padding-top="0.013cm" fo:padding-bottom="0.013cm" fo:padding-left="0.013cm" fo:padding-right="0.013cm"/>
    </style:style>
    <style:style style:name="gr13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14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5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9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6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28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3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4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5" style:family="text">
      <style:text-properties fo:color="#231f20" loext:opacity="100%" style:text-position="-8% 58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493cm" svg:height="0.48cm" svg:x="2.087cm" svg:y="26.195cm">
          <draw:text-box>
            <text:p text:style-name="P1"><text:span text:style-name="T1">54</text:span><text:span text:style-name="T2"> </text:span></text:p>
          </draw:text-box>
        </draw:frame>
        <draw:frame draw:style-name="gr2" draw:text-style-name="P2" draw:layer="layout" svg:width="0.352cm" svg:height="0.48cm" svg:x="2.792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145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498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408cm" svg:height="0.48cm" svg:x="2.087cm" svg:y="2.435cm">
          <draw:text-box>
            <text:p text:style-name="P1"><text:span text:style-name="T1">C. </text:span></text:p>
          </draw:text-box>
        </draw:frame>
        <draw:frame draw:style-name="gr5" draw:text-style-name="P2" draw:layer="layout" svg:width="13.875cm" svg:height="0.48cm" svg:x="2.722cm" svg:y="2.435cm">
          <draw:text-box>
            <text:p text:style-name="P1"><text:span text:style-name="T1">Write a version of the following excerpt on a grand staff by transposing the parts to </text:span></text:p>
          </draw:text-box>
        </draw:frame>
        <draw:line draw:style-name="gr6" draw:text-style-name="P3" draw:layer="layout" svg:x1="5.524cm" svg:y1="7.625cm" svg:x2="5.923cm" svg:y2="7.625cm">
          <text:p/>
        </draw:line>
        <draw:line draw:style-name="gr7" draw:text-style-name="P4" draw:layer="layout" svg:x1="6.18cm" svg:y1="4.804cm" svg:x2="6.18cm" svg:y2="4.074cm">
          <text:p/>
        </draw:line>
        <draw:line draw:style-name="gr7" draw:text-style-name="P4" draw:layer="layout" svg:x1="6.18cm" svg:y1="6.662cm" svg:x2="6.18cm" svg:y2="4.78cm">
          <text:p/>
        </draw:line>
        <draw:line draw:style-name="gr7" draw:text-style-name="P4" draw:layer="layout" svg:x1="6.18cm" svg:y1="8.519cm" svg:x2="6.18cm" svg:y2="6.637cm">
          <text:p/>
        </draw:line>
        <draw:line draw:style-name="gr7" draw:text-style-name="P4" draw:layer="layout" svg:x1="6.18cm" svg:y1="10.376cm" svg:x2="6.18cm" svg:y2="8.494cm">
          <text:p/>
        </draw:line>
        <draw:polygon draw:style-name="gr8" draw:text-style-name="P5" draw:layer="layout" svg:width="1.112cm" svg:height="0.087cm" svg:x="8.083cm" svg:y="3.823cm" svg:viewBox="0 0 1113 88" draw:points="0,88 1113,88 1113,0 0,0">
          <text:p/>
        </draw:polygon>
        <draw:polygon draw:style-name="gr8" draw:text-style-name="P5" draw:layer="layout" svg:width="1.112cm" svg:height="0.086cm" svg:x="8.083cm" svg:y="5.769cm" svg:viewBox="0 0 1113 87" draw:points="0,87 1113,87 1113,0 0,0">
          <text:p/>
        </draw:polygon>
        <draw:polygon draw:style-name="gr8" draw:text-style-name="P5" draw:layer="layout" svg:width="1.112cm" svg:height="0.175cm" svg:x="7.852cm" svg:y="8.067cm" svg:viewBox="0 0 1113 176" draw:points="0,88 1113,176 1113,90 0,0">
          <text:p/>
        </draw:polygon>
        <draw:line draw:style-name="gr6" draw:text-style-name="P3" draw:layer="layout" svg:x1="7.773cm" svg:y1="7.625cm" svg:x2="8.172cm" svg:y2="7.625cm">
          <text:p/>
        </draw:line>
        <draw:polygon draw:style-name="gr8" draw:text-style-name="P5" draw:layer="layout" svg:width="1.112cm" svg:height="0.086cm" svg:x="8.083cm" svg:y="9.484cm" svg:viewBox="0 0 1113 87" draw:points="0,87 1113,87 1113,0 0,0">
          <text:p/>
        </draw:polygon>
        <draw:line draw:style-name="gr6" draw:text-style-name="P3" draw:layer="layout" svg:x1="8.329cm" svg:y1="7.625cm" svg:x2="8.727cm" svg:y2="7.625cm">
          <text:p/>
        </draw:line>
        <draw:line draw:style-name="gr7" draw:text-style-name="P4" draw:layer="layout" svg:x1="9.54cm" svg:y1="4.804cm" svg:x2="9.54cm" svg:y2="4.074cm">
          <text:p/>
        </draw:line>
        <draw:line draw:style-name="gr7" draw:text-style-name="P4" draw:layer="layout" svg:x1="9.54cm" svg:y1="6.662cm" svg:x2="9.54cm" svg:y2="4.78cm">
          <text:p/>
        </draw:line>
        <draw:line draw:style-name="gr7" draw:text-style-name="P4" draw:layer="layout" svg:x1="9.54cm" svg:y1="8.519cm" svg:x2="9.54cm" svg:y2="6.637cm">
          <text:p/>
        </draw:line>
        <draw:line draw:style-name="gr7" draw:text-style-name="P4" draw:layer="layout" svg:x1="9.54cm" svg:y1="10.376cm" svg:x2="9.54cm" svg:y2="8.494cm">
          <text:p/>
        </draw:line>
        <draw:line draw:style-name="gr7" draw:text-style-name="P4" draw:layer="layout" svg:x1="12.135cm" svg:y1="4.804cm" svg:x2="12.135cm" svg:y2="4.074cm">
          <text:p/>
        </draw:line>
        <draw:line draw:style-name="gr7" draw:text-style-name="P4" draw:layer="layout" svg:x1="12.135cm" svg:y1="6.662cm" svg:x2="12.135cm" svg:y2="4.78cm">
          <text:p/>
        </draw:line>
        <draw:line draw:style-name="gr7" draw:text-style-name="P4" draw:layer="layout" svg:x1="12.135cm" svg:y1="8.519cm" svg:x2="12.135cm" svg:y2="6.637cm">
          <text:p/>
        </draw:line>
        <draw:line draw:style-name="gr7" draw:text-style-name="P4" draw:layer="layout" svg:x1="12.135cm" svg:y1="10.376cm" svg:x2="12.135cm" svg:y2="8.494cm">
          <text:p/>
        </draw:line>
        <draw:polygon draw:style-name="gr8" draw:text-style-name="P5" draw:layer="layout" svg:width="1.112cm" svg:height="0.086cm" svg:x="14.038cm" svg:y="3.912cm" svg:viewBox="0 0 1113 87" draw:points="0,87 1113,87 1113,0 0,0">
          <text:p/>
        </draw:polygon>
        <draw:polygon draw:style-name="gr8" draw:text-style-name="P5" draw:layer="layout" svg:width="1.112cm" svg:height="0.263cm" svg:x="14.038cm" svg:y="5.901cm" svg:viewBox="0 0 1113 264" draw:points="0,264 1113,87 1113,0 0,177">
          <text:p/>
        </draw:polygon>
        <draw:polygon draw:style-name="gr8" draw:text-style-name="P5" draw:layer="layout" svg:width="1.111cm" svg:height="0.263cm" svg:x="13.816cm" svg:y="8.464cm" svg:viewBox="0 0 1112 264" draw:points="0,88 1112,264 1112,178 0,0">
          <text:p/>
        </draw:polygon>
        <draw:polygon draw:style-name="gr8" draw:text-style-name="P5" draw:layer="layout" svg:width="1.112cm" svg:height="0.087cm" svg:x="14.038cm" svg:y="9.616cm" svg:viewBox="0 0 1113 88" draw:points="0,88 1113,88 1113,0 0,0">
          <text:p/>
        </draw:polygon>
        <draw:line draw:style-name="gr7" draw:text-style-name="P4" draw:layer="layout" svg:x1="15.495cm" svg:y1="4.804cm" svg:x2="15.495cm" svg:y2="4.074cm">
          <text:p/>
        </draw:line>
        <draw:line draw:style-name="gr7" draw:text-style-name="P4" draw:layer="layout" svg:x1="15.495cm" svg:y1="6.662cm" svg:x2="15.495cm" svg:y2="4.78cm">
          <text:p/>
        </draw:line>
        <draw:line draw:style-name="gr7" draw:text-style-name="P4" draw:layer="layout" svg:x1="15.495cm" svg:y1="8.519cm" svg:x2="15.495cm" svg:y2="6.637cm">
          <text:p/>
        </draw:line>
        <draw:line draw:style-name="gr7" draw:text-style-name="P4" draw:layer="layout" svg:x1="15.495cm" svg:y1="10.376cm" svg:x2="15.495cm" svg:y2="8.494cm">
          <text:p/>
        </draw:line>
        <draw:path draw:style-name="gr9" draw:text-style-name="P3" draw:layer="layout" svg:width="0.104cm" svg:height="6.302cm" svg:x="17.492cm" svg:y="4.074cm" svg:viewBox="0 0 105 6303" svg:d="M0 730v-730M105 730v-730M0 2588v-1882M105 2588v-1882M0 4445v-1882M105 4445v-1882M0 6303v-1883M105 6303v-1883">
          <text:p/>
        </draw:path>
        <draw:path draw:style-name="gr10" draw:text-style-name="P3" draw:layer="layout" svg:width="14.208cm" svg:height="6.278cm" svg:x="3.407cm" svg:y="4.086cm" svg:viewBox="0 0 14209 6279" svg:d="M0 706h14209M0 529h14209M0 353h14209M0 177h14209M0 0h14209M0 2563h14209M0 2387h14209M0 2210h14209M0 2034h14209M0 1858h14209M0 4421h14209M0 4244h14209M0 4068h14209M0 3891h14209M0 3715h14209M0 6279h14209M0 6103h14209M0 5926h14209M0 5750h14209M0 5573h14209">
          <text:p/>
        </draw:path>
        <draw:line draw:style-name="gr9" draw:text-style-name="P3" draw:layer="layout" svg:x1="3.407cm" svg:y1="10.376cm" svg:x2="3.407cm" svg:y2="4.074cm">
          <text:p/>
        </draw:line>
        <draw:line draw:style-name="gr11" draw:text-style-name="P3" draw:layer="layout" svg:x1="3.291cm" svg:y1="10.45cm" svg:x2="3.291cm" svg:y2="4cm">
          <text:p/>
        </draw:line>
        <draw:line draw:style-name="gr12" draw:text-style-name="P4" draw:layer="layout" svg:x1="2.375cm" svg:y1="13.186cm" svg:x2="17.616cm" svg:y2="13.186cm">
          <text:p/>
        </draw:line>
        <draw:line draw:style-name="gr12" draw:text-style-name="P4" draw:layer="layout" svg:x1="2.375cm" svg:y1="13.01cm" svg:x2="17.616cm" svg:y2="13.01cm">
          <text:p/>
        </draw:line>
        <draw:line draw:style-name="gr12" draw:text-style-name="P4" draw:layer="layout" svg:x1="2.375cm" svg:y1="12.833cm" svg:x2="17.616cm" svg:y2="12.833cm">
          <text:p/>
        </draw:line>
        <draw:line draw:style-name="gr12" draw:text-style-name="P4" draw:layer="layout" svg:x1="2.375cm" svg:y1="12.657cm" svg:x2="17.616cm" svg:y2="12.657cm">
          <text:p/>
        </draw:line>
        <draw:line draw:style-name="gr12" draw:text-style-name="P4" draw:layer="layout" svg:x1="2.375cm" svg:y1="12.481cm" svg:x2="17.616cm" svg:y2="12.481cm">
          <text:p/>
        </draw:line>
        <draw:line draw:style-name="gr12" draw:text-style-name="P4" draw:layer="layout" svg:x1="2.375cm" svg:y1="15.757cm" svg:x2="17.616cm" svg:y2="15.757cm">
          <text:p/>
        </draw:line>
        <draw:line draw:style-name="gr12" draw:text-style-name="P4" draw:layer="layout" svg:x1="2.375cm" svg:y1="15.581cm" svg:x2="17.616cm" svg:y2="15.581cm">
          <text:p/>
        </draw:line>
        <draw:line draw:style-name="gr12" draw:text-style-name="P4" draw:layer="layout" svg:x1="2.375cm" svg:y1="15.404cm" svg:x2="17.616cm" svg:y2="15.404cm">
          <text:p/>
        </draw:line>
        <draw:line draw:style-name="gr12" draw:text-style-name="P4" draw:layer="layout" svg:x1="2.375cm" svg:y1="15.228cm" svg:x2="17.616cm" svg:y2="15.228cm">
          <text:p/>
        </draw:line>
        <draw:line draw:style-name="gr12" draw:text-style-name="P4" draw:layer="layout" svg:x1="2.375cm" svg:y1="15.05cm" svg:x2="17.616cm" svg:y2="15.05cm">
          <text:p/>
        </draw:line>
        <draw:line draw:style-name="gr9" draw:text-style-name="P3" draw:layer="layout" svg:x1="2.375cm" svg:y1="15.757cm" svg:x2="2.375cm" svg:y2="12.468cm">
          <text:p/>
        </draw:line>
        <draw:path draw:style-name="gr8" draw:text-style-name="P5" draw:layer="layout" svg:width="0.469cm" svg:height="1.316cm" svg:x="3.518cm" svg:y="3.764cm" svg:viewBox="0 0 470 1317" svg:d="M407 807c-25-45-82-72-133-68l62 260c87-35 108-122 71-192zM325 316c52-113-1-195-11-236-65 41-97 83-123 155-30 81-19 141 6 226l6 21c46-45 90-98 122-166zM55 812c-4 111 86 218 225 201 13-1 25-3 35-7l-1-4-62-259c-18 6-35 16-48 32-42 49-32 124 27 165l-3 14c-68-32-125-123-81-207 22-42 52-67 86-78l-26-94c-75 69-149 130-152 237zM466 790c19 107-31 195-125 229l4 18c24 103 50 236-77 273-94 27-184-30-181-109 2-55 36-94 89-94 56 2 92 30 87 97-6 75-84 64-84 75s31 21 50 18c144-25 131-100 90-271-20 5-43 9-67 10-47 1-252-40-252-257 0-121 93-190 185-280l-3-13c-31-112-61-174-32-296 12-52 67-139 144-190 71 131 125 205 66 374-27 80-80 135-136 185l31 105c91-17 197 54 211 126z">
          <text:p/>
        </draw:path>
        <draw:path draw:style-name="gr8" draw:text-style-name="P5" draw:layer="layout" svg:width="0.469cm" svg:height="1.316cm" svg:x="3.518cm" svg:y="5.621cm" svg:viewBox="0 0 470 1317" svg:d="M407 809c-25-46-82-73-133-69l62 260c87-36 108-123 71-191zM325 318c52-114-1-197-11-238-65 41-97 83-123 156-30 82-19 141 6 226l6 22c46-46 90-99 122-166zM55 813c-4 111 86 217 225 201 13-2 25-4 35-7l-1-5-62-257c-18 5-35 15-48 31-42 49-32 124 27 164l-3 15c-68-33-125-123-81-207 22-42 52-66 86-78l-26-94c-75 69-149 131-152 237zM466 791c19 107-31 194-125 229l4 18c24 103 50 236-77 272-94 28-184-29-181-109 2-55 36-94 89-93 56 2 92 29 87 97-6 74-84 64-84 75 0 10 31 21 50 17 144-25 131-99 90-270-20 5-43 8-67 9-47 2-252-40-252-256 0-121 93-190 185-280l-3-13c-31-111-61-174-32-296 12-53 67-140 144-191 71 131 125 205 66 376-27 79-80 135-136 185l31 104c91-16 197 54 211 126z">
          <text:p/>
        </draw:path>
        <draw:path draw:style-name="gr8" draw:text-style-name="P5" draw:layer="layout" svg:width="0.527cm" svg:height="0.612cm" svg:x="3.477cm" svg:y="7.796cm" svg:viewBox="0 0 528 613" svg:d="M486 310c-25 0-44-22-43-46 2-22 20-38 43-38 21 0 39 19 39 41 1 22-17 43-39 43zM486 136c-24 0-44-21-44-44 1-23 20-40 44-40 23 0 42 18 42 41 0 24-19 43-42 43zM118 122c15-5 51-5 64 29 18 49-7 87-33 97-44 17-108-20-108-70 0-56 21-110 79-152 33-24 139-46 206 7 146 116 85 338-71 466-68 55-146 108-255 114v-22c36-6 57-13 91-27 110-51 178-148 223-255 52-124-6-317-151-279-60 16-90 88-74 106 1 1 10-9 29-14z">
          <text:p/>
        </draw:path>
        <draw:path draw:style-name="gr8" draw:text-style-name="P5" draw:layer="layout" svg:width="0.469cm" svg:height="1.316cm" svg:x="3.518cm" svg:y="9.336cm" svg:viewBox="0 0 470 1317" svg:d="M407 809c-25-46-82-73-133-69l62 260c87-36 108-123 71-191zM325 317c52-114-1-196-11-237-65 41-97 83-123 155-30 82-19 141 6 226l6 22c46-46 90-99 122-166zM55 813c-4 110 86 217 225 200 13-1 25-3 35-7l-1-4-62-257c-18 5-35 15-48 31-42 49-32 123 27 164l-3 15c-68-33-125-123-81-207 22-42 52-67 86-78l-26-94c-75 69-149 131-152 237zM466 791c19 107-31 194-125 228l4 19c24 102 50 236-77 272-94 27-184-30-181-109 2-55 36-94 89-93 56 1 92 29 87 96-6 75-84 64-84 76 0 10 31 20 50 17 144-25 131-100 90-271-20 6-43 9-67 10-47 2-252-40-252-256 0-121 93-190 185-281l-3-13c-31-112-61-174-32-296 12-52 67-139 144-190 71 131 125 205 66 374-27 80-80 135-136 186l31 105c91-16 197 54 211 126z">
          <text:p/>
        </draw:path>
        <draw:path draw:style-name="gr8" draw:text-style-name="P5" draw:layer="layout" svg:width="0.168cm" svg:height="0.541cm" svg:x="4.106cm" svg:y="3.815cm" svg:viewBox="0 0 169 542" svg:d="M114 202l-61 28v115l61-28zM114 511v-132l-61 30v133h-22v-121l-31 12v-64l31-12v-117l-31 13v-63l31-14v-142h22v132l61-28v-138h22v128l33-14v62l-33 14v117l33-14v62l-33 14v142z">
          <text:p/>
        </draw:path>
        <draw:path draw:style-name="gr8" draw:text-style-name="P5" draw:layer="layout" svg:width="0.168cm" svg:height="0.541cm" svg:x="4.106cm" svg:y="5.672cm" svg:viewBox="0 0 169 542" svg:d="M114 204l-61 27v114l61-27zM114 511v-131l-61 29v133h-22v-121l-31 12v-64l31-12v-115l-31 12v-63l31-13v-142h22v131l61-27v-140h22v129l33-14v63l-33 13v116l33-14v63l-33 13v142z">
          <text:p/>
        </draw:path>
        <draw:path draw:style-name="gr8" draw:text-style-name="P5" draw:layer="layout" svg:width="0.168cm" svg:height="0.541cm" svg:x="4.312cm" svg:y="5.937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8" draw:text-style-name="P5" draw:layer="layout" svg:width="0.167cm" svg:height="0.541cm" svg:x="4.519cm" svg:y="5.584cm" svg:viewBox="0 0 168 542" svg:d="M115 203l-62 28v114l62-28zM115 511v-131l-62 29v133h-22v-121l-31 12v-64l31-12v-116l-31 12v-62l31-14v-142h22v132l62-28v-139h22v129l31-14v62l-31 14v116l31-14v62l-31 14v142z">
          <text:p/>
        </draw:path>
        <draw:path draw:style-name="gr8" draw:text-style-name="P5" draw:layer="layout" svg:width="0.168cm" svg:height="0.541cm" svg:x="4.106cm" svg:y="7.706cm" svg:viewBox="0 0 169 542" svg:d="M114 203l-61 28v114l61-28zM114 511v-131l-61 29v133h-22v-121l-31 12v-64l31-12v-116l-31 12v-62l31-14v-142h22v132l61-29v-138h22v128l33-14v63l-33 14v116l33-14v62l-33 14v142z">
          <text:p/>
        </draw:path>
        <draw:path draw:style-name="gr8" draw:text-style-name="P5" draw:layer="layout" svg:width="0.168cm" svg:height="0.541cm" svg:x="4.106cm" svg:y="9.387cm" svg:viewBox="0 0 169 542" svg:d="M114 203l-61 28v114l61-28zM114 511v-131l-61 29v133h-22v-121l-31 12v-64l31-12v-116l-31 12v-62l31-14v-142h22v132l61-28v-139h22v129l33-14v62l-33 14v116l33-14v62l-33 14v142z">
          <text:p/>
        </draw:path>
        <draw:path draw:style-name="gr8" draw:text-style-name="P5" draw:layer="layout" svg:width="0.168cm" svg:height="0.541cm" svg:x="4.312cm" svg:y="9.652cm" svg:viewBox="0 0 169 542" svg:d="M115 202l-61 28v114l61-28zM115 511v-132l-61 30v133h-23v-121l-31 12v-64l31-13v-116l-31 12v-62l31-14v-142h23v132l61-28v-138h23v128l31-14v62l-31 14v116l31-14v62l-31 15v142z">
          <text:p/>
        </draw:path>
        <draw:path draw:style-name="gr8" draw:text-style-name="P5" draw:layer="layout" svg:width="0.259cm" svg:height="0.347cm" svg:x="4.981cm" svg:y="4.092cm" svg:viewBox="0 0 260 348" svg:d="M134 319c19 0 28-21 31-27 8-18 9-36 9-46 0-17-1-28-6-43-7-18-18-34-35-34-21 0-32 23-33 27-7 22-8 41-8 47 0 5 0 29 10 51 5 13 16 25 32 25zM14 96c8-19 16-31 30-47 11-13 28-28 44-35 29-14 50-14 61-14 17 0 36 5 47 8 12 4 29 11 38 22 10 10 15 21 15 35 0 19-9 32-25 42-10 5-17 7-28 7-9 0-14-2-22-5-10-6-17-12-22-22-4-9-7-18-7-26 0-14 3-14 2-19 0-3-2-9-6-10-12-3-24 2-31 10-2 3-7 9-10 16-6 11-11 26-12 32-3 17-6 39-6 45 0 9 2 13 2 22 0 1 1 2 1 3 2-1 5-5 7-7 6-3 12-9 20-13 16-6 31-10 47-10 22 0 35 4 53 14 16 9 26 22 35 39 8 15 13 32 13 45 0 16-3 28-8 43s-13 25-20 35c-13 15-35 29-44 32-15 5-29 10-52 10-19 0-44-5-56-12-6-3-18-10-26-16-16-16-28-38-34-51-7-16-13-28-16-47-3-18-4-28-4-46 0-17 1-28 4-44 3-14 5-23 10-36z">
          <text:p/>
        </draw:path>
        <draw:path draw:style-name="gr8" draw:text-style-name="P5" draw:layer="layout" svg:width="0.295cm" svg:height="0.373cm" svg:x="4.963cm" svg:y="4.423cm" svg:viewBox="0 0 296 374" svg:d="M207 133c11-4 36-23 33-44-6-54-89-66-129-51-19 7-35 16-35 36 0 41 70 55 82 60 6 2 13 4 24 8 8-3 17-7 25-9zM87 212c-37 25-48 54-36 89 11 30 85 51 131 27 17-7 32-26 27-45-7-31-26-40-52-51-21-11-39-10-62-19l-6-2zM238 164c26 12 57 43 58 83 2 67-47 112-110 123-78 14-186-8-186-87 0-32 16-52 37-77 5-4 11-8 20-13-28-19-47-45-46-83 3-76 69-108 138-110 27-1 96 10 126 55 22 32 7 80-27 95-7 4-14 7-20 10 3 1 6 2 10 4z">
          <text:p/>
        </draw:path>
        <draw:path draw:style-name="gr8" draw:text-style-name="P5" draw:layer="layout" svg:width="0.259cm" svg:height="0.346cm" svg:x="4.981cm" svg:y="5.95cm" svg:viewBox="0 0 260 347" svg:d="M134 318c19 0 28-21 31-27 8-18 9-36 9-46 0-16-1-26-6-42-7-17-18-34-35-34-21 0-32 24-33 27-7 23-8 41-8 46s0 29 10 51c5 13 16 25 32 25zM14 95c8-18 16-30 30-47 11-13 28-27 44-34 29-14 50-14 61-14 17 0 36 4 47 8 12 3 29 11 38 21 10 11 15 21 15 36 0 19-9 32-25 42-10 5-17 7-28 7-9 0-14-2-22-5-10-6-17-12-22-23-4-8-7-18-7-26 0-13 3-13 2-19 0-3-2-8-6-9-12-4-24 2-31 9-2 4-7 10-10 16-6 11-11 27-12 32-3 18-6 41-6 47 0 8 2 13 2 21 0 1 1 2 1 3 2-1 5-4 7-6 6-4 12-10 20-13 16-7 31-11 47-11 22 0 35 5 53 14 16 10 26 22 35 39 8 16 13 32 13 45 0 16-3 28-8 43-5 14-13 25-20 34-13 16-35 29-44 32-15 5-29 10-52 10-19 0-44-5-56-12-6-3-18-9-26-16-16-16-28-37-34-50-7-17-13-29-16-47-3-17-4-28-4-46 0-17 1-27 4-44 3-14 5-23 10-37z">
          <text:p/>
        </draw:path>
        <draw:path draw:style-name="gr8" draw:text-style-name="P5" draw:layer="layout" svg:width="0.295cm" svg:height="0.373cm" svg:x="4.963cm" svg:y="6.28cm" svg:viewBox="0 0 296 374" svg:d="M207 133c11-4 36-22 33-44-6-53-89-65-129-51-19 7-35 17-35 36 0 41 70 56 82 60 6 3 13 4 24 8 8-3 17-6 25-9zM87 213c-37 24-48 54-36 88 11 30 85 51 131 28 17-8 32-26 27-46-7-30-26-40-52-51-21-11-39-10-62-18l-6-3zM238 164c26 12 57 44 58 83 2 67-47 112-110 123-78 14-186-8-186-87 0-32 16-52 37-76 5-5 11-9 20-14-28-19-47-45-46-82 3-76 69-109 138-111 27-1 96 11 126 55 22 32 7 80-27 96-7 3-14 6-20 9 3 1 6 3 10 4z">
          <text:p/>
        </draw:path>
        <draw:path draw:style-name="gr8" draw:text-style-name="P5" draw:layer="layout" svg:width="0.259cm" svg:height="0.347cm" svg:x="4.981cm" svg:y="7.807cm" svg:viewBox="0 0 260 348" svg:d="M134 317c19 0 28-20 31-26 8-18 9-37 9-46 0-17-1-27-6-43-7-17-18-33-35-33-21 0-32 23-33 27-7 22-8 40-8 45 0 6 0 30 10 51 5 13 16 25 32 25zM14 95c8-18 16-30 30-46 11-13 28-28 44-35 29-14 50-14 61-14 17 0 36 5 47 8 12 3 29 11 38 22 10 10 15 20 15 35 0 19-9 32-25 42-10 5-17 6-28 6-9 0-14-1-22-5-10-5-17-11-22-21-4-9-7-19-7-26 0-14 3-14 2-19 0-4-2-9-6-10-12-3-24 2-31 10-2 3-7 9-10 15-6 11-11 27-12 32-3 18-6 40-6 46 0 9 2 13 2 22 0 1 1 1 1 2 2-1 5-4 7-6 6-3 12-9 20-13 16-7 31-10 47-10 22 0 35 4 53 14 16 9 26 21 35 39 8 15 13 32 13 45 0 15-3 27-8 42s-13 25-20 34c-13 16-35 31-44 33-15 6-29 11-52 11-19 0-44-5-56-12-6-4-18-10-26-18-16-15-28-37-34-50-7-16-13-28-16-47-3-17-4-27-4-45s1-28 4-44c3-14 5-24 10-37z">
          <text:p/>
        </draw:path>
        <draw:path draw:style-name="gr8" draw:text-style-name="P5" draw:layer="layout" svg:width="0.295cm" svg:height="0.373cm" svg:x="4.963cm" svg:y="8.138cm" svg:viewBox="0 0 296 374" svg:d="M207 133c11-5 36-23 33-44-6-54-89-66-129-51-19 6-35 16-35 36 0 40 70 55 82 59 6 3 13 5 24 8 8-2 17-6 25-8zM87 212c-37 24-48 54-36 88 11 31 85 51 131 28 17-8 32-26 27-46-7-30-26-39-52-52-21-9-39-8-62-17l-6-3zM238 164c26 12 57 43 58 83 2 66-47 111-110 123-78 13-186-8-186-88 0-32 16-53 37-76 5-4 11-9 20-14-28-19-47-45-46-82 3-76 69-109 138-110 27-1 96 10 126 55 22 32 7 79-27 95-7 3-14 7-20 9 3 1 6 3 10 5z">
          <text:p/>
        </draw:path>
        <draw:path draw:style-name="gr8" draw:text-style-name="P5" draw:layer="layout" svg:width="0.259cm" svg:height="0.346cm" svg:x="4.981cm" svg:y="9.665cm" svg:viewBox="0 0 260 347" svg:d="M134 318c19 0 28-21 31-27 8-18 9-36 9-46 0-16-1-27-6-42-7-18-18-35-35-35-21 0-32 23-33 27-7 23-8 42-8 47s0 29 10 51c5 13 16 25 32 25zM14 95c8-18 16-31 30-47 11-13 28-28 44-35 29-13 50-13 61-13 17 0 36 4 47 7 12 4 29 12 38 22 10 10 15 21 15 35 0 19-9 32-25 42-10 5-17 7-28 7-9 0-14-2-22-5-10-6-17-12-22-22-4-9-7-18-7-26 0-14 3-14 2-19 0-3-2-9-6-9-12-4-24 1-31 9-2 4-7 10-10 16-6 11-11 26-12 32-3 17-6 39-6 45 0 9 2 13 2 22 0 1 1 2 1 3 2-1 5-5 7-6 6-4 12-10 20-13 16-7 31-11 47-11 22 0 35 5 53 14 16 10 26 22 35 39 8 17 13 33 13 46 0 15-3 28-8 42-5 15-13 25-20 35-13 15-35 29-44 32-15 5-29 10-52 10-19 0-44-5-56-12-6-3-18-9-26-16-16-16-28-37-34-50-7-17-13-29-16-47-3-17-4-29-4-47 0-17 1-28 4-44 3-14 5-23 10-36z">
          <text:p/>
        </draw:path>
        <draw:path draw:style-name="gr8" draw:text-style-name="P5" draw:layer="layout" svg:width="0.295cm" svg:height="0.373cm" svg:x="4.963cm" svg:y="9.995cm" svg:viewBox="0 0 296 374" svg:d="M207 133c11-4 36-22 33-44-6-54-89-66-129-51-19 7-35 16-35 36 0 41 70 56 82 60 6 2 13 4 24 8 8-3 17-6 25-9zM87 213c-37 24-48 53-36 88 11 30 85 51 131 28 17-8 32-26 27-46-7-31-26-40-52-52-21-10-39-9-62-18l-6-2zM238 164c26 12 57 43 58 83 2 67-47 112-110 123-78 14-186-8-186-87 0-32 16-53 37-76 5-5 11-9 20-14-28-19-47-45-46-82 3-77 69-109 138-111 27-1 96 10 126 55 22 32 7 80-27 95-7 4-14 7-20 10 3 1 6 2 10 4z">
          <text:p/>
        </draw:path>
        <draw:g>
          <draw:line draw:style-name="gr13" draw:text-style-name="P4" draw:layer="layout" svg:x1="5.835cm" svg:y1="4.848cm" svg:x2="5.835cm" svg:y2="4.257cm">
            <text:p/>
          </draw:line>
          <draw:path draw:style-name="gr8" draw:text-style-name="P5" draw:layer="layout" svg:width="0.224cm" svg:height="0.182cm" svg:x="5.616cm" svg:y="4.788cm" svg:viewBox="0 0 225 183" svg:d="M209 26c32 35 14 93-40 129-52 37-123 38-154 3s-13-93 40-129c55-37 123-38 154-3z">
            <text:p/>
          </draw:path>
          <draw:path draw:style-name="gr8" draw:text-style-name="P5" draw:layer="layout" svg:width="0.195cm" svg:height="0.563cm" svg:x="5.827cm" svg:y="4.259cm" svg:viewBox="0 0 196 564" svg:d="M19 0v16c0 54 0 101 27 136 39 50 102 98 130 169 27 66 24 149 8 213l-8 30-16-4 7-33c16-81 12-165-9-205-33-65-83-95-151-110l-7-2v-210z">
            <text:p/>
          </draw:path>
        </draw:g>
        <draw:g>
          <draw:line draw:style-name="gr13" draw:text-style-name="P4" draw:layer="layout" svg:x1="5.835cm" svg:y1="6.618cm" svg:x2="5.835cm" svg:y2="6.028cm">
            <text:p/>
          </draw:line>
          <draw:path draw:style-name="gr8" draw:text-style-name="P5" draw:layer="layout" svg:width="0.224cm" svg:height="0.182cm" svg:x="5.616cm" svg:y="6.557cm" svg:viewBox="0 0 225 183" svg:d="M209 26c32 35 14 93-40 129-52 36-123 38-154 3-31-34-13-92 40-130 55-36 123-37 154-2z">
            <text:p/>
          </draw:path>
          <draw:path draw:style-name="gr8" draw:text-style-name="P5" draw:layer="layout" svg:width="0.195cm" svg:height="0.563cm" svg:x="5.827cm" svg:y="6.028cm" svg:viewBox="0 0 196 564" svg:d="M19 0v16c0 54 0 101 27 136 39 50 102 98 130 169 27 66 24 150 8 214l-8 29-16-4 7-33c16-80 12-164-9-205-33-65-83-95-151-110l-7-2v-210z">
            <text:p/>
          </draw:path>
        </draw:g>
        <draw:g>
          <draw:line draw:style-name="gr13" draw:text-style-name="P4" draw:layer="layout" svg:x1="5.612cm" svg:y1="8.16cm" svg:x2="5.612cm" svg:y2="7.569cm">
            <text:p/>
          </draw:line>
          <draw:path draw:style-name="gr8" draw:text-style-name="P5" draw:layer="layout" svg:width="0.224cm" svg:height="0.182cm" svg:x="5.598cm" svg:y="7.452cm" svg:viewBox="0 0 225 183" svg:d="M209 26c32 36 14 93-39 130-53 35-123 37-154 2-32-34-13-92 39-129 55-37 123-38 154-3z">
            <text:p/>
          </draw:path>
          <draw:path draw:style-name="gr8" draw:text-style-name="P5" draw:layer="layout" svg:width="0.184cm" svg:height="0.534cm" svg:x="5.604cm" svg:y="7.625cm" svg:viewBox="0 0 185 535" svg:d="M138 245c19-38 27-64 28-107 1-53-21-117-28-132l12-6c21 42 35 111 35 153 0 115-67 169-136 262-22 29-29 88-29 105v15h-20v-173l44-17c18-6 59-33 94-100z">
            <text:p/>
          </draw:path>
        </draw:g>
        <draw:g>
          <draw:line draw:style-name="gr14" draw:text-style-name="P3" draw:layer="layout" svg:x1="5.834cm" svg:y1="10.068cm" svg:x2="5.834cm" svg:y2="9.477cm">
            <text:p/>
          </draw:line>
          <draw:path draw:style-name="gr8" draw:text-style-name="P5" draw:layer="layout" svg:width="0.223cm" svg:height="0.182cm" svg:x="5.613cm" svg:y="10.008cm" svg:viewBox="0 0 224 183" svg:d="M208 26c32 35 14 93-39 130-53 35-123 37-154 2-31-34-13-92 39-130 55-36 123-37 154-2z">
            <text:p/>
          </draw:path>
          <draw:path draw:style-name="gr8" draw:text-style-name="P5" draw:layer="layout" svg:width="0.195cm" svg:height="0.562cm" svg:x="5.827cm" svg:y="9.479cm" svg:viewBox="0 0 196 563" svg:d="M19 0v15c0 55 0 101 27 137 39 49 102 97 130 168 27 67 24 150 8 214l-8 29-16-4 7-33c16-79 12-163-9-205-33-65-83-95-151-110l-7-1v-210z">
            <text:p/>
          </draw:path>
        </draw:g>
        <draw:g>
          <draw:line draw:style-name="gr13" draw:text-style-name="P4" draw:layer="layout" svg:x1="6.528cm" svg:y1="5.062cm" svg:x2="6.528cm" svg:y2="4.471cm">
            <text:p/>
          </draw:line>
          <draw:path draw:style-name="gr8" draw:text-style-name="P5" draw:layer="layout" svg:width="0.224cm" svg:height="0.182cm" svg:x="6.521cm" svg:y="4.347cm" svg:viewBox="0 0 225 183" svg:d="M209 26c32 34 14 93-40 129-53 36-123 38-154 3s-13-94 40-130c54-36 123-37 154-2z">
            <text:p/>
          </draw:path>
        </draw:g>
        <draw:g>
          <draw:line draw:style-name="gr13" draw:text-style-name="P4" draw:layer="layout" svg:x1="6.75cm" svg:y1="6.353cm" svg:x2="6.75cm" svg:y2="5.762cm">
            <text:p/>
          </draw:line>
          <draw:path draw:style-name="gr8" draw:text-style-name="P5" draw:layer="layout" svg:width="0.224cm" svg:height="0.182cm" svg:x="6.535cm" svg:y="6.293cm" svg:viewBox="0 0 225 183" svg:d="M209 26c32 35 14 93-40 130-52 35-122 37-154 2-31-35-13-93 41-129 54-37 122-38 153-3z">
            <text:p/>
          </draw:path>
        </draw:g>
        <draw:g>
          <draw:line draw:style-name="gr13" draw:text-style-name="P4" draw:layer="layout" svg:x1="6.528cm" svg:y1="8.513cm" svg:x2="6.528cm" svg:y2="7.921cm">
            <text:p/>
          </draw:line>
          <draw:path draw:style-name="gr8" draw:text-style-name="P5" draw:layer="layout" svg:width="0.224cm" svg:height="0.182cm" svg:x="6.521cm" svg:y="7.797cm" svg:viewBox="0 0 225 183" svg:d="M209 26c32 34 14 93-40 129-53 36-123 38-154 3s-13-93 40-130c54-36 123-37 154-2z">
            <text:p/>
          </draw:path>
        </draw:g>
        <draw:g>
          <draw:line draw:style-name="gr13" draw:text-style-name="P4" draw:layer="layout" svg:x1="6.743cm" svg:y1="10.069cm" svg:x2="6.743cm" svg:y2="9.478cm">
            <text:p/>
          </draw:line>
          <draw:path draw:style-name="gr8" draw:text-style-name="P5" draw:layer="layout" svg:width="0.224cm" svg:height="0.182cm" svg:x="6.521cm" svg:y="10.008cm" svg:viewBox="0 0 225 183" svg:d="M209 26c32 35 14 93-40 130-53 35-123 37-154 2-31-34-13-92 40-130 54-36 123-37 154-2z">
            <text:p/>
          </draw:path>
        </draw:g>
        <draw:g>
          <draw:line draw:style-name="gr13" draw:text-style-name="P4" draw:layer="layout" svg:x1="7.306cm" svg:y1="5.055cm" svg:x2="7.306cm" svg:y2="4.471cm">
            <text:p/>
          </draw:line>
          <draw:path draw:style-name="gr8" draw:text-style-name="P5" draw:layer="layout" svg:width="0.224cm" svg:height="0.182cm" svg:x="7.299cm" svg:y="4.347cm" svg:viewBox="0 0 225 183" svg:d="M209 26c32 34 14 93-41 129-53 36-122 38-153 3s-13-94 40-130 123-37 154-2z">
            <text:p/>
          </draw:path>
          <draw:path draw:style-name="gr8" draw:text-style-name="P5" draw:layer="layout" svg:width="0.183cm" svg:height="0.535cm" svg:x="7.298cm" svg:y="4.52cm" svg:viewBox="0 0 184 536" svg:d="M138 245c19-38 26-64 27-107 2-52-20-116-27-132l12-6c20 44 34 113 34 154 0 115-66 168-136 262-21 29-28 88-28 105v15h-20v-173l44-17c17-7 59-33 94-101z">
            <text:p/>
          </draw:path>
        </draw:g>
        <draw:g>
          <draw:line draw:style-name="gr13" draw:text-style-name="P4" draw:layer="layout" svg:x1="7.529cm" svg:y1="6.353cm" svg:x2="7.529cm" svg:y2="5.762cm">
            <text:p/>
          </draw:line>
          <draw:path draw:style-name="gr8" draw:text-style-name="P5" draw:layer="layout" svg:width="0.224cm" svg:height="0.182cm" svg:x="7.309cm" svg:y="6.293cm" svg:viewBox="0 0 225 183" svg:d="M209 26c32 35 14 93-39 130-54 35-123 37-154 2-32-35-13-93 39-129 54-37 123-38 154-3z">
            <text:p/>
          </draw:path>
          <draw:path draw:style-name="gr8" draw:text-style-name="P5" draw:layer="layout" svg:width="0.195cm" svg:height="0.562cm" svg:x="7.52cm" svg:y="5.764cm" svg:viewBox="0 0 196 563" svg:d="M19 0v15c0 55 0 101 28 138 39 49 100 98 128 168 28 66 26 149 9 213l-9 29-16-4 7-33c16-79 12-163-9-204-33-64-82-95-149-109l-8-2v-211z">
            <text:p/>
          </draw:path>
        </draw:g>
        <draw:g>
          <draw:line draw:style-name="gr13" draw:text-style-name="P4" draw:layer="layout" svg:x1="7.306cm" svg:y1="8.513cm" svg:x2="7.306cm" svg:y2="7.921cm">
            <text:p/>
          </draw:line>
          <draw:path draw:style-name="gr8" draw:text-style-name="P5" draw:layer="layout" svg:width="0.224cm" svg:height="0.182cm" svg:x="7.299cm" svg:y="7.797cm" svg:viewBox="0 0 225 183" svg:d="M209 26c32 34 14 93-41 129-53 36-122 38-153 3s-13-93 40-130c53-36 123-37 154-2z">
            <text:p/>
          </draw:path>
          <draw:path draw:style-name="gr8" draw:text-style-name="P5" draw:layer="layout" svg:width="0.183cm" svg:height="0.534cm" svg:x="7.298cm" svg:y="7.978cm" svg:viewBox="0 0 184 535" svg:d="M138 244c19-39 26-64 27-108 2-52-20-116-27-130l12-6c20 42 34 111 34 152 0 115-66 169-136 263-21 29-28 88-28 105v15h-20v-173l44-17c17-6 59-33 94-101z">
            <text:p/>
          </draw:path>
        </draw:g>
        <draw:g>
          <draw:line draw:style-name="gr13" draw:text-style-name="P4" draw:layer="layout" svg:x1="7.529cm" svg:y1="10.069cm" svg:x2="7.529cm" svg:y2="9.478cm">
            <text:p/>
          </draw:line>
          <draw:path draw:style-name="gr8" draw:text-style-name="P5" draw:layer="layout" svg:width="0.224cm" svg:height="0.182cm" svg:x="7.309cm" svg:y="10.008cm" svg:viewBox="0 0 225 183" svg:d="M209 26c32 35 14 93-39 130-54 35-123 37-154 2-32-34-13-92 39-130 54-36 123-37 154-2z">
            <text:p/>
          </draw:path>
          <draw:path draw:style-name="gr8" draw:text-style-name="P5" draw:layer="layout" svg:width="0.195cm" svg:height="0.562cm" svg:x="7.52cm" svg:y="9.479cm" svg:viewBox="0 0 196 563" svg:d="M19 0v15c0 55 0 101 28 137 39 49 100 97 128 168 28 67 26 150 9 214l-9 29-16-4 7-33c16-79 12-163-9-205-33-65-82-95-149-110l-8-1v-210z">
            <text:p/>
          </draw:path>
        </draw:g>
        <draw:g>
          <draw:line draw:style-name="gr14" draw:text-style-name="P3" draw:layer="layout" svg:x1="8.083cm" svg:y1="4.407cm" svg:x2="8.083cm" svg:y2="3.823cm">
            <text:p/>
          </draw:line>
          <draw:path draw:style-name="gr8" draw:text-style-name="P5" draw:layer="layout" svg:width="0.224cm" svg:height="0.182cm" svg:x="7.865cm" svg:y="4.347cm" svg:viewBox="0 0 225 183" svg:d="M209 26c32 34 14 93-40 129-53 36-123 38-154 3s-13-94 41-130 122-37 153-2z">
            <text:p/>
          </draw:path>
        </draw:g>
        <draw:g>
          <draw:line draw:style-name="gr14" draw:text-style-name="P3" draw:layer="layout" svg:x1="8.083cm" svg:y1="6.353cm" svg:x2="8.083cm" svg:y2="5.769cm">
            <text:p/>
          </draw:line>
          <draw:path draw:style-name="gr8" draw:text-style-name="P5" draw:layer="layout" svg:width="0.224cm" svg:height="0.182cm" svg:x="7.865cm" svg:y="6.293cm" svg:viewBox="0 0 225 183" svg:d="M209 26c32 35 14 93-40 130-53 35-123 37-154 2s-13-93 41-129c54-37 122-38 153-3z">
            <text:p/>
          </draw:path>
        </draw:g>
        <draw:g>
          <draw:line draw:style-name="gr14" draw:text-style-name="P3" draw:layer="layout" svg:x1="7.861cm" svg:y1="8.154cm" svg:x2="7.861cm" svg:y2="7.568cm">
            <text:p/>
          </draw:line>
          <draw:path draw:style-name="gr8" draw:text-style-name="P5" draw:layer="layout" svg:width="0.224cm" svg:height="0.182cm" svg:x="7.854cm" svg:y="7.445cm" svg:viewBox="0 0 225 183" svg:d="M209 26c32 34 14 93-39 130-53 35-123 37-154 2-32-34-13-93 39-129 55-37 123-38 154-3z">
            <text:p/>
          </draw:path>
        </draw:g>
        <draw:g>
          <draw:line draw:style-name="gr13" draw:text-style-name="P4" draw:layer="layout" svg:x1="8.083cm" svg:y1="10.069cm" svg:x2="8.083cm" svg:y2="9.485cm">
            <text:p/>
          </draw:line>
          <draw:path draw:style-name="gr8" draw:text-style-name="P5" draw:layer="layout" svg:width="0.224cm" svg:height="0.182cm" svg:x="7.865cm" svg:y="10.008cm" svg:viewBox="0 0 225 183" svg:d="M209 26c32 35 14 93-40 130-53 35-123 37-154 2-31-34-13-92 41-130 54-36 122-37 153-2z">
            <text:p/>
          </draw:path>
        </draw:g>
        <draw:g>
          <draw:line draw:style-name="gr13" draw:text-style-name="P4" draw:layer="layout" svg:x1="8.64cm" svg:y1="4.496cm" svg:x2="8.64cm" svg:y2="3.823cm">
            <text:p/>
          </draw:line>
          <draw:path draw:style-name="gr8" draw:text-style-name="P5" draw:layer="layout" svg:width="0.224cm" svg:height="0.182cm" svg:x="8.421cm" svg:y="4.435cm" svg:viewBox="0 0 225 183" svg:d="M209 26c32 34 13 92-40 129-54 36-123 38-154 2-31-34-13-92 40-129s122-38 154-2z">
            <text:p/>
          </draw:path>
        </draw:g>
        <draw:g>
          <draw:line draw:style-name="gr13" draw:text-style-name="P4" draw:layer="layout" svg:x1="8.64cm" svg:y1="6.441cm" svg:x2="8.64cm" svg:y2="5.769cm">
            <text:p/>
          </draw:line>
          <draw:path draw:style-name="gr8" draw:text-style-name="P5" draw:layer="layout" svg:width="0.224cm" svg:height="0.182cm" svg:x="8.421cm" svg:y="6.381cm" svg:viewBox="0 0 225 183" svg:d="M209 25c32 36 13 94-40 130-54 36-123 37-154 3-31-35-13-93 40-130 53-36 122-37 154-3z">
            <text:p/>
          </draw:path>
        </draw:g>
        <draw:g>
          <draw:line draw:style-name="gr13" draw:text-style-name="P4" draw:layer="layout" svg:x1="8.417cm" svg:y1="8.198cm" svg:x2="8.417cm" svg:y2="7.656cm">
            <text:p/>
          </draw:line>
          <draw:path draw:style-name="gr8" draw:text-style-name="P5" draw:layer="layout" svg:width="0.224cm" svg:height="0.181cm" svg:x="8.41cm" svg:y="7.533cm" svg:viewBox="0 0 225 182" svg:d="M209 25c32 35 14 93-41 129-53 36-122 38-153 2-31-34-13-92 40-128 54-37 123-37 154-3z">
            <text:p/>
          </draw:path>
        </draw:g>
        <draw:g>
          <draw:line draw:style-name="gr13" draw:text-style-name="P4" draw:layer="layout" svg:x1="8.639cm" svg:y1="10.069cm" svg:x2="8.639cm" svg:y2="9.485cm">
            <text:p/>
          </draw:line>
          <draw:path draw:style-name="gr8" draw:text-style-name="P5" draw:layer="layout" svg:width="0.224cm" svg:height="0.182cm" svg:x="8.421cm" svg:y="10.008cm" svg:viewBox="0 0 225 183" svg:d="M209 26c32 35 13 93-40 130-54 35-123 37-154 2-31-34-13-92 40-130 53-36 122-37 154-2z">
            <text:p/>
          </draw:path>
        </draw:g>
        <draw:g>
          <draw:line draw:style-name="gr13" draw:text-style-name="P4" draw:layer="layout" svg:x1="9.196cm" svg:y1="4.407cm" svg:x2="9.196cm" svg:y2="3.823cm">
            <text:p/>
          </draw:line>
          <draw:path draw:style-name="gr8" draw:text-style-name="P5" draw:layer="layout" svg:width="0.224cm" svg:height="0.182cm" svg:x="8.976cm" svg:y="4.347cm" svg:viewBox="0 0 225 183" svg:d="M209 26c32 34 14 93-40 129-52 36-122 38-154 3-31-35-13-94 40-130 55-36 123-37 154-2z">
            <text:p/>
          </draw:path>
        </draw:g>
        <draw:g>
          <draw:line draw:style-name="gr13" draw:text-style-name="P4" draw:layer="layout" svg:x1="9.196cm" svg:y1="6.353cm" svg:x2="9.196cm" svg:y2="5.769cm">
            <text:p/>
          </draw:line>
          <draw:path draw:style-name="gr8" draw:text-style-name="P5" draw:layer="layout" svg:width="0.224cm" svg:height="0.182cm" svg:x="8.976cm" svg:y="6.293cm" svg:viewBox="0 0 225 183" svg:d="M209 26c32 35 14 93-40 130-52 35-122 37-154 2-31-35-13-93 40-129 55-37 123-38 154-3z">
            <text:p/>
          </draw:path>
        </draw:g>
        <draw:g>
          <draw:line draw:style-name="gr13" draw:text-style-name="P4" draw:layer="layout" svg:x1="8.972cm" svg:y1="8.242cm" svg:x2="8.972cm" svg:y2="7.745cm">
            <text:p/>
          </draw:line>
          <draw:path draw:style-name="gr8" draw:text-style-name="P5" draw:layer="layout" svg:width="0.224cm" svg:height="0.182cm" svg:x="8.966cm" svg:y="7.621cm" svg:viewBox="0 0 225 183" svg:d="M209 25c32 35 13 94-40 130s-123 37-154 3c-31-35-13-94 40-130 54-36 122-37 154-3z">
            <text:p/>
          </draw:path>
        </draw:g>
        <draw:g>
          <draw:line draw:style-name="gr13" draw:text-style-name="P4" draw:layer="layout" svg:x1="9.196cm" svg:y1="10.069cm" svg:x2="9.196cm" svg:y2="9.485cm">
            <text:p/>
          </draw:line>
          <draw:path draw:style-name="gr8" draw:text-style-name="P5" draw:layer="layout" svg:width="0.224cm" svg:height="0.182cm" svg:x="8.976cm" svg:y="10.008cm" svg:viewBox="0 0 225 183" svg:d="M209 26c32 35 14 93-40 130-52 35-122 37-154 2-31-34-13-92 40-130 55-36 123-37 154-2z">
            <text:p/>
          </draw:path>
        </draw:g>
        <draw:g>
          <draw:line draw:style-name="gr13" draw:text-style-name="P4" draw:layer="layout" svg:x1="9.888cm" svg:y1="4.974cm" svg:x2="9.888cm" svg:y2="4.383cm">
            <text:p/>
          </draw:line>
          <draw:path draw:style-name="gr8" draw:text-style-name="P5" draw:layer="layout" svg:width="0.224cm" svg:height="0.182cm" svg:x="9.881cm" svg:y="4.259cm" svg:viewBox="0 0 225 183" svg:d="M209 26c32 35 14 93-40 129-52 37-122 38-154 3-31-35-13-93 41-129 54-37 122-38 153-3z">
            <text:p/>
          </draw:path>
        </draw:g>
        <draw:path draw:style-name="gr8" draw:text-style-name="P5" draw:layer="layout" svg:width="0.089cm" svg:height="0.088cm" svg:x="10.205cm" svg:y="4.307cm" svg:viewBox="0 0 90 89" svg:d="M45 89c-24 0-45-20-45-45 0-24 19-44 44-44s46 20 46 44c0 25-20 45-45 45z">
          <text:p/>
        </draw:path>
        <draw:g>
          <draw:line draw:style-name="gr13" draw:text-style-name="P4" draw:layer="layout" svg:x1="10.11cm" svg:y1="6.353cm" svg:x2="10.11cm" svg:y2="5.762cm">
            <text:p/>
          </draw:line>
          <draw:path draw:style-name="gr8" draw:text-style-name="P5" draw:layer="layout" svg:width="0.224cm" svg:height="0.182cm" svg:x="9.892cm" svg:y="6.293cm" svg:viewBox="0 0 225 183" svg:d="M209 26c32 35 14 93-40 130-53 35-122 37-154 2-31-35-13-93 41-129 53-37 122-38 153-3z">
            <text:p/>
          </draw:path>
        </draw:g>
        <draw:path draw:style-name="gr8" draw:text-style-name="P5" draw:layer="layout" svg:width="0.089cm" svg:height="0.088cm" svg:x="10.205cm" svg:y="6.341cm" svg:viewBox="0 0 90 89" svg:d="M45 89c-24 0-45-20-45-44 0-26 19-45 44-45s46 19 46 45c0 24-20 44-45 44z">
          <text:p/>
        </draw:path>
        <draw:g>
          <draw:line draw:style-name="gr13" draw:text-style-name="P4" draw:layer="layout" svg:x1="9.888cm" svg:y1="8.689cm" svg:x2="9.888cm" svg:y2="8.097cm">
            <text:p/>
          </draw:line>
          <draw:path draw:style-name="gr8" draw:text-style-name="P5" draw:layer="layout" svg:width="0.224cm" svg:height="0.181cm" svg:x="9.881cm" svg:y="7.974cm" svg:viewBox="0 0 225 182" svg:d="M209 25c32 35 14 94-40 130-52 35-122 37-154 2-31-34-13-93 41-129 54-37 122-37 153-3z">
            <text:p/>
          </draw:path>
        </draw:g>
        <draw:path draw:style-name="gr8" draw:text-style-name="P5" draw:layer="layout" svg:width="0.089cm" svg:height="0.088cm" svg:x="10.205cm" svg:y="8.022cm" svg:viewBox="0 0 90 89" svg:d="M45 89c-24 0-45-20-45-44 0-26 19-45 44-45s46 19 46 45c0 24-20 44-45 44z">
          <text:p/>
        </draw:path>
        <draw:g>
          <draw:line draw:style-name="gr13" draw:text-style-name="P4" draw:layer="layout" svg:x1="10.11cm" svg:y1="10.157cm" svg:x2="10.11cm" svg:y2="9.566cm">
            <text:p/>
          </draw:line>
          <draw:path draw:style-name="gr8" draw:text-style-name="P5" draw:layer="layout" svg:width="0.224cm" svg:height="0.182cm" svg:x="9.888cm" svg:y="10.096cm" svg:viewBox="0 0 225 183" svg:d="M209 26c32 35 14 93-40 130-52 35-121 37-154 2-31-35-13-93 41-129 54-37 122-38 153-3z">
            <text:p/>
          </draw:path>
        </draw:g>
        <draw:path draw:style-name="gr8" draw:text-style-name="P5" draw:layer="layout" svg:width="0.089cm" svg:height="0.088cm" svg:x="10.205cm" svg:y="10.055cm" svg:viewBox="0 0 90 89" svg:d="M45 89c-24 0-45-19-45-44s19-45 44-45 46 20 46 45-20 44-45 44z">
          <text:p/>
        </draw:path>
        <draw:g>
          <draw:line draw:style-name="gr13" draw:text-style-name="P4" draw:layer="layout" svg:x1="10.79cm" svg:y1="5.062cm" svg:x2="10.79cm" svg:y2="4.471cm">
            <text:p/>
          </draw:line>
          <draw:path draw:style-name="gr8" draw:text-style-name="P5" draw:layer="layout" svg:width="0.223cm" svg:height="0.182cm" svg:x="10.782cm" svg:y="4.347cm" svg:viewBox="0 0 224 183" svg:d="M208 26c32 34 14 93-39 129s-122 38-154 3c-31-35-13-94 40-130 54-36 122-37 153-2z">
            <text:p/>
          </draw:path>
        </draw:g>
        <draw:g>
          <draw:line draw:style-name="gr13" draw:text-style-name="P4" draw:layer="layout" svg:x1="11.012cm" svg:y1="6.353cm" svg:x2="11.012cm" svg:y2="5.762cm">
            <text:p/>
          </draw:line>
          <draw:path draw:style-name="gr8" draw:text-style-name="P5" draw:layer="layout" svg:width="0.224cm" svg:height="0.182cm" svg:x="10.793cm" svg:y="6.293cm" svg:viewBox="0 0 225 183" svg:d="M209 26c32 35 14 93-40 130-52 35-122 37-154 2-31-35-13-93 41-129 54-37 122-38 153-3z">
            <text:p/>
          </draw:path>
        </draw:g>
        <draw:g>
          <draw:line draw:style-name="gr13" draw:text-style-name="P4" draw:layer="layout" svg:x1="10.79cm" svg:y1="8.512cm" svg:x2="10.79cm" svg:y2="7.921cm">
            <text:p/>
          </draw:line>
          <draw:path draw:style-name="gr8" draw:text-style-name="P5" draw:layer="layout" svg:width="0.223cm" svg:height="0.182cm" svg:x="10.782cm" svg:y="7.797cm" svg:viewBox="0 0 224 183" svg:d="M208 26c32 34 14 93-39 129s-122 38-154 3c-31-35-13-93 40-130 54-36 122-37 153-2z">
            <text:p/>
          </draw:path>
        </draw:g>
        <draw:g>
          <draw:line draw:style-name="gr13" draw:text-style-name="P4" draw:layer="layout" svg:x1="11.012cm" svg:y1="10.069cm" svg:x2="11.012cm" svg:y2="9.478cm">
            <text:p/>
          </draw:line>
          <draw:path draw:style-name="gr8" draw:text-style-name="P5" draw:layer="layout" svg:width="0.224cm" svg:height="0.182cm" svg:x="10.793cm" svg:y="10.008cm" svg:viewBox="0 0 225 183" svg:d="M209 26c32 35 14 93-40 130-52 35-122 37-154 2-31-34-13-92 41-130 54-36 122-37 153-2z">
            <text:p/>
          </draw:path>
        </draw:g>
        <draw:g>
          <draw:line draw:style-name="gr13" draw:text-style-name="P4" draw:layer="layout" svg:x1="11.568cm" svg:y1="5.055cm" svg:x2="11.568cm" svg:y2="4.471cm">
            <text:p/>
          </draw:line>
          <draw:path draw:style-name="gr8" draw:text-style-name="P5" draw:layer="layout" svg:width="0.224cm" svg:height="0.182cm" svg:x="11.56cm" svg:y="4.347cm" svg:viewBox="0 0 225 183" svg:d="M209 26c32 34 14 93-39 129-54 36-123 38-154 3-32-35-13-94 39-130 54-36 123-37 154-2z">
            <text:p/>
          </draw:path>
          <draw:path draw:style-name="gr8" draw:text-style-name="P5" draw:layer="layout" svg:width="0.184cm" svg:height="0.535cm" svg:x="11.559cm" svg:y="4.52cm" svg:viewBox="0 0 185 536" svg:d="M139 245c19-38 26-64 27-107 1-52-20-116-27-132l12-6c20 44 34 113 34 154 0 115-66 168-136 262-22 29-29 88-29 105v15h-20v-173l44-17c19-7 60-33 95-101z">
            <text:p/>
          </draw:path>
        </draw:g>
        <draw:g>
          <draw:line draw:style-name="gr13" draw:text-style-name="P4" draw:layer="layout" svg:x1="11.79cm" svg:y1="6.353cm" svg:x2="11.79cm" svg:y2="5.762cm">
            <text:p/>
          </draw:line>
          <draw:path draw:style-name="gr8" draw:text-style-name="P5" draw:layer="layout" svg:width="0.224cm" svg:height="0.182cm" svg:x="11.571cm" svg:y="6.293cm" svg:viewBox="0 0 225 183" svg:d="M209 26c32 35 14 93-40 130-54 35-123 37-154 2s-13-93 40-129c53-37 123-38 154-3z">
            <text:p/>
          </draw:path>
          <draw:path draw:style-name="gr8" draw:text-style-name="P5" draw:layer="layout" svg:width="0.195cm" svg:height="0.562cm" svg:x="11.782cm" svg:y="5.764cm" svg:viewBox="0 0 196 563" svg:d="M20 0v15c0 55 0 101 27 138 39 49 100 98 129 168 27 66 24 149 8 213l-8 29-16-4 6-33c17-79 13-163-8-204-33-64-82-95-151-109l-7-2v-211z">
            <text:p/>
          </draw:path>
        </draw:g>
        <draw:g>
          <draw:line draw:style-name="gr13" draw:text-style-name="P4" draw:layer="layout" svg:x1="11.568cm" svg:y1="8.512cm" svg:x2="11.568cm" svg:y2="7.921cm">
            <text:p/>
          </draw:line>
          <draw:path draw:style-name="gr8" draw:text-style-name="P5" draw:layer="layout" svg:width="0.224cm" svg:height="0.182cm" svg:x="11.56cm" svg:y="7.797cm" svg:viewBox="0 0 225 183" svg:d="M209 26c32 34 14 93-39 129-54 36-123 38-154 3-32-35-13-93 39-130 54-36 123-37 154-2z">
            <text:p/>
          </draw:path>
          <draw:path draw:style-name="gr8" draw:text-style-name="P5" draw:layer="layout" svg:width="0.184cm" svg:height="0.534cm" svg:x="11.559cm" svg:y="7.978cm" svg:viewBox="0 0 185 535" svg:d="M139 244c19-39 26-64 27-108 1-52-20-116-27-130l12-6c20 42 34 111 34 152 0 115-66 169-136 263-22 29-29 88-29 105v15h-20v-173l44-17c19-6 60-33 95-101z">
            <text:p/>
          </draw:path>
        </draw:g>
        <draw:g>
          <draw:line draw:style-name="gr13" draw:text-style-name="P4" draw:layer="layout" svg:x1="11.79cm" svg:y1="10.069cm" svg:x2="11.79cm" svg:y2="9.478cm">
            <text:p/>
          </draw:line>
          <draw:path draw:style-name="gr8" draw:text-style-name="P5" draw:layer="layout" svg:width="0.224cm" svg:height="0.182cm" svg:x="11.567cm" svg:y="10.008cm" svg:viewBox="0 0 225 183" svg:d="M209 26c32 35 14 93-39 130-54 35-123 37-154 2-32-34-13-92 39-130 54-36 123-37 154-2z">
            <text:p/>
          </draw:path>
          <draw:path draw:style-name="gr8" draw:text-style-name="P5" draw:layer="layout" svg:width="0.195cm" svg:height="0.562cm" svg:x="11.782cm" svg:y="9.479cm" svg:viewBox="0 0 196 563" svg:d="M20 0v15c0 55 0 101 27 137 39 49 100 97 129 168 27 67 24 150 8 214l-8 29-16-4 6-33c17-79 13-163-8-205-33-65-82-95-151-110l-7-1v-210z">
            <text:p/>
          </draw:path>
        </draw:g>
        <draw:g>
          <draw:line draw:style-name="gr13" draw:text-style-name="P4" draw:layer="layout" svg:x1="12.706cm" svg:y1="4.496cm" svg:x2="12.706cm" svg:y2="3.905cm">
            <text:p/>
          </draw:line>
          <draw:path draw:style-name="gr8" draw:text-style-name="P5" draw:layer="layout" svg:width="0.224cm" svg:height="0.182cm" svg:x="12.476cm" svg:y="4.435cm" svg:viewBox="0 0 225 183" svg:d="M209 26c32 34 14 92-40 129-54 36-123 38-154 2-31-34-13-92 40-129s123-38 154-2z">
            <text:p/>
          </draw:path>
        </draw:g>
        <draw:g>
          <draw:line draw:style-name="gr13" draw:text-style-name="P4" draw:layer="layout" svg:x1="12.706cm" svg:y1="6.441cm" svg:x2="12.706cm" svg:y2="5.85cm">
            <text:p/>
          </draw:line>
          <draw:path draw:style-name="gr8" draw:text-style-name="P5" draw:layer="layout" svg:width="0.224cm" svg:height="0.182cm" svg:x="12.486cm" svg:y="6.381cm" svg:viewBox="0 0 225 183" svg:d="M209 25c32 36 14 94-39 130s-123 37-154 3c-32-35-13-93 39-130 54-36 123-37 154-3z">
            <text:p/>
          </draw:path>
        </draw:g>
        <draw:g>
          <draw:line draw:style-name="gr13" draw:text-style-name="P4" draw:layer="layout" svg:x1="12.483cm" svg:y1="8.776cm" svg:x2="12.483cm" svg:y2="8.186cm">
            <text:p/>
          </draw:line>
          <draw:path draw:style-name="gr8" draw:text-style-name="P5" draw:layer="layout" svg:width="0.224cm" svg:height="0.182cm" svg:x="12.476cm" svg:y="8.062cm" svg:viewBox="0 0 225 183" svg:d="M209 26c32 35 14 93-40 129s-123 38-154 3-13-93 40-129c53-37 123-38 154-3z">
            <text:p/>
          </draw:path>
        </draw:g>
        <draw:g>
          <draw:line draw:style-name="gr13" draw:text-style-name="P4" draw:layer="layout" svg:x1="12.706cm" svg:y1="10.157cm" svg:x2="12.706cm" svg:y2="9.566cm">
            <text:p/>
          </draw:line>
          <draw:path draw:style-name="gr8" draw:text-style-name="P5" draw:layer="layout" svg:width="0.224cm" svg:height="0.182cm" svg:x="12.486cm" svg:y="10.096cm" svg:viewBox="0 0 225 183" svg:d="M209 26c32 35 14 93-39 130-53 35-123 37-154 2-32-35-13-93 39-129 54-37 123-38 154-3z">
            <text:p/>
          </draw:path>
        </draw:g>
        <draw:g>
          <draw:line draw:style-name="gr13" draw:text-style-name="P4" draw:layer="layout" svg:x1="13.484cm" svg:y1="4.496cm" svg:x2="13.484cm" svg:y2="3.905cm">
            <text:p/>
          </draw:line>
          <draw:path draw:style-name="gr8" draw:text-style-name="P5" draw:layer="layout" svg:width="0.224cm" svg:height="0.182cm" svg:x="13.264cm" svg:y="4.435cm" svg:viewBox="0 0 225 183" svg:d="M209 26c33 34 14 92-40 129-52 36-121 38-153 2-32-34-14-92 40-129s122-38 153-2z">
            <text:p/>
          </draw:path>
          <draw:path draw:style-name="gr8" draw:text-style-name="P5" draw:layer="layout" svg:width="0.196cm" svg:height="0.563cm" svg:x="13.475cm" svg:y="3.906cm" svg:viewBox="0 0 197 564" svg:d="M19 0v16c0 54 0 101 28 137 39 49 101 97 129 169 27 66 25 149 8 213l-8 29-16-4 7-33c16-80 12-163-9-204-33-66-83-96-150-111l-8-2v-210z">
            <text:p/>
          </draw:path>
        </draw:g>
        <draw:g>
          <draw:line draw:style-name="gr13" draw:text-style-name="P4" draw:layer="layout" svg:x1="13.484cm" svg:y1="6.441cm" svg:x2="13.484cm" svg:y2="5.85cm">
            <text:p/>
          </draw:line>
          <draw:path draw:style-name="gr8" draw:text-style-name="P5" draw:layer="layout" svg:width="0.224cm" svg:height="0.182cm" svg:x="13.264cm" svg:y="6.381cm" svg:viewBox="0 0 225 183" svg:d="M209 25c33 36 14 94-40 130-52 36-121 37-153 3-32-35-14-93 40-130 54-36 122-37 153-3z">
            <text:p/>
          </draw:path>
          <draw:path draw:style-name="gr8" draw:text-style-name="P5" draw:layer="layout" svg:width="0.196cm" svg:height="0.563cm" svg:x="13.475cm" svg:y="5.852cm" svg:viewBox="0 0 197 564" svg:d="M19 0v16c0 55 0 102 28 137 39 49 101 98 129 169 27 65 25 148 8 212l-8 30-16-5 7-32c16-80 12-164-9-204-33-65-83-96-150-110l-8-2v-211z">
            <text:p/>
          </draw:path>
        </draw:g>
        <draw:g>
          <draw:line draw:style-name="gr13" draw:text-style-name="P4" draw:layer="layout" svg:x1="13.261cm" svg:y1="8.762cm" svg:x2="13.261cm" svg:y2="8.186cm">
            <text:p/>
          </draw:line>
          <draw:path draw:style-name="gr8" draw:text-style-name="P5" draw:layer="layout" svg:width="0.224cm" svg:height="0.182cm" svg:x="13.254cm" svg:y="8.062cm" svg:viewBox="0 0 225 183" svg:d="M209 26c33 35 13 93-40 129s-122 38-153 3c-32-35-14-93 40-129 53-37 121-38 153-3z">
            <text:p/>
          </draw:path>
          <draw:path draw:style-name="gr8" draw:text-style-name="P5" draw:layer="layout" svg:width="0.183cm" svg:height="0.534cm" svg:x="13.253cm" svg:y="8.228cm" svg:viewBox="0 0 184 535" svg:d="M138 245c19-38 26-64 27-107 2-52-20-117-27-132l12-6c20 42 34 113 34 153 0 115-66 169-135 262-22 30-28 88-28 106v14h-21v-173l45-17c17-6 58-33 93-100z">
            <text:p/>
          </draw:path>
        </draw:g>
        <draw:g>
          <draw:line draw:style-name="gr13" draw:text-style-name="P4" draw:layer="layout" svg:x1="13.484cm" svg:y1="10.157cm" svg:x2="13.484cm" svg:y2="9.566cm">
            <text:p/>
          </draw:line>
          <draw:path draw:style-name="gr8" draw:text-style-name="P5" draw:layer="layout" svg:width="0.224cm" svg:height="0.182cm" svg:x="13.264cm" svg:y="10.096cm" svg:viewBox="0 0 225 183" svg:d="M209 26c33 35 14 93-40 130-52 35-121 37-153 2s-14-93 40-129c54-37 122-38 153-3z">
            <text:p/>
          </draw:path>
          <draw:path draw:style-name="gr8" draw:text-style-name="P5" draw:layer="layout" svg:width="0.196cm" svg:height="0.562cm" svg:x="13.475cm" svg:y="9.567cm" svg:viewBox="0 0 197 563" svg:d="M19 0v15c0 55 0 101 28 137 39 49 101 98 129 169 27 66 25 149 8 213l-8 29-16-4 7-33c16-79 12-163-9-204-33-66-83-96-150-111l-8-1v-210z">
            <text:p/>
          </draw:path>
        </draw:g>
        <draw:g>
          <draw:line draw:style-name="gr14" draw:text-style-name="P3" draw:layer="layout" svg:x1="14.038cm" svg:y1="4.496cm" svg:x2="14.038cm" svg:y2="3.912cm">
            <text:p/>
          </draw:line>
          <draw:path draw:style-name="gr8" draw:text-style-name="P5" draw:layer="layout" svg:width="0.224cm" svg:height="0.182cm" svg:x="13.82cm" svg:y="4.435cm" svg:viewBox="0 0 225 183" svg:d="M209 26c32 34 14 92-40 129-54 36-123 38-154 2-31-34-13-92 40-129s123-38 154-2z">
            <text:p/>
          </draw:path>
        </draw:g>
        <draw:g>
          <draw:line draw:style-name="gr14" draw:text-style-name="P3" draw:layer="layout" svg:x1="14.038cm" svg:y1="6.617cm" svg:x2="14.038cm" svg:y2="6.078cm">
            <text:p/>
          </draw:line>
          <draw:path draw:style-name="gr8" draw:text-style-name="P5" draw:layer="layout" svg:width="0.224cm" svg:height="0.182cm" svg:x="13.82cm" svg:y="6.557cm" svg:viewBox="0 0 225 183" svg:d="M209 26c32 35 14 93-40 129s-123 38-154 3c-31-34-13-92 40-130 53-36 123-37 154-2z">
            <text:p/>
          </draw:path>
        </draw:g>
        <draw:g>
          <draw:line draw:style-name="gr14" draw:text-style-name="P3" draw:layer="layout" svg:x1="13.816cm" svg:y1="8.551cm" svg:x2="13.816cm" svg:y2="8.009cm">
            <text:p/>
          </draw:line>
          <draw:path draw:style-name="gr8" draw:text-style-name="P5" draw:layer="layout" svg:width="0.224cm" svg:height="0.182cm" svg:x="13.809cm" svg:y="7.886cm" svg:viewBox="0 0 225 183" svg:d="M209 26c32 34 14 92-40 129-53 36-122 38-154 2-31-34-12-92 40-129 54-36 123-37 154-2z">
            <text:p/>
          </draw:path>
        </draw:g>
        <draw:g>
          <draw:line draw:style-name="gr13" draw:text-style-name="P4" draw:layer="layout" svg:x1="14.038cm" svg:y1="10.157cm" svg:x2="14.038cm" svg:y2="9.617cm">
            <text:p/>
          </draw:line>
          <draw:path draw:style-name="gr8" draw:text-style-name="P5" draw:layer="layout" svg:width="0.224cm" svg:height="0.182cm" svg:x="13.82cm" svg:y="10.096cm" svg:viewBox="0 0 225 183" svg:d="M209 26c32 35 14 93-40 130-54 35-123 37-154 2s-13-93 40-129c53-37 123-38 154-3z">
            <text:p/>
          </draw:path>
        </draw:g>
        <draw:g>
          <draw:line draw:style-name="gr13" draw:text-style-name="P4" draw:layer="layout" svg:x1="14.594cm" svg:y1="4.584cm" svg:x2="14.594cm" svg:y2="3.912cm">
            <text:p/>
          </draw:line>
          <draw:path draw:style-name="gr8" draw:text-style-name="P5" draw:layer="layout" svg:width="0.223cm" svg:height="0.182cm" svg:x="14.375cm" svg:y="4.524cm" svg:viewBox="0 0 224 183" svg:d="M208 26c33 34 14 93-39 130-53 35-122 37-153 2-32-34-14-93 39-130 54-36 122-37 153-2z">
            <text:p/>
          </draw:path>
        </draw:g>
        <draw:g>
          <draw:line draw:style-name="gr13" draw:text-style-name="P4" draw:layer="layout" svg:x1="14.594cm" svg:y1="6.617cm" svg:x2="14.594cm" svg:y2="5.99cm">
            <text:p/>
          </draw:line>
          <draw:path draw:style-name="gr8" draw:text-style-name="P5" draw:layer="layout" svg:width="0.223cm" svg:height="0.182cm" svg:x="14.375cm" svg:y="6.557cm" svg:viewBox="0 0 224 183" svg:d="M208 26c33 35 14 93-39 129s-122 38-153 3c-32-34-14-92 39-130 54-36 122-37 153-2z">
            <text:p/>
          </draw:path>
        </draw:g>
        <draw:g>
          <draw:line draw:style-name="gr13" draw:text-style-name="P4" draw:layer="layout" svg:x1="14.372cm" svg:y1="8.639cm" svg:x2="14.372cm" svg:y2="8.097cm">
            <text:p/>
          </draw:line>
          <draw:path draw:style-name="gr8" draw:text-style-name="P5" draw:layer="layout" svg:width="0.224cm" svg:height="0.181cm" svg:x="14.365cm" svg:y="7.974cm" svg:viewBox="0 0 225 182" svg:d="M209 25c32 35 14 94-40 130-53 35-122 37-154 2-31-34-13-93 41-129 53-37 122-37 153-3z">
            <text:p/>
          </draw:path>
        </draw:g>
        <draw:g>
          <draw:line draw:style-name="gr13" draw:text-style-name="P4" draw:layer="layout" svg:x1="14.594cm" svg:y1="10.157cm" svg:x2="14.594cm" svg:y2="9.617cm">
            <text:p/>
          </draw:line>
          <draw:path draw:style-name="gr8" draw:text-style-name="P5" draw:layer="layout" svg:width="0.223cm" svg:height="0.182cm" svg:x="14.375cm" svg:y="10.096cm" svg:viewBox="0 0 224 183" svg:d="M208 26c33 35 14 93-39 130-53 35-122 37-153 2-32-35-14-93 39-129 54-37 122-38 153-3z">
            <text:p/>
          </draw:path>
        </draw:g>
        <draw:g>
          <draw:line draw:style-name="gr13" draw:text-style-name="P4" draw:layer="layout" svg:x1="15.151cm" svg:y1="4.496cm" svg:x2="15.151cm" svg:y2="3.912cm">
            <text:p/>
          </draw:line>
          <draw:path draw:style-name="gr8" draw:text-style-name="P5" draw:layer="layout" svg:width="0.224cm" svg:height="0.182cm" svg:x="14.931cm" svg:y="4.435cm" svg:viewBox="0 0 225 183" svg:d="M209 26c32 34 14 92-40 129-53 36-123 38-154 2-31-34-13-92 40-129 54-37 123-38 154-2z">
            <text:p/>
          </draw:path>
        </draw:g>
        <draw:g>
          <draw:line draw:style-name="gr13" draw:text-style-name="P4" draw:layer="layout" svg:x1="15.151cm" svg:y1="6.441cm" svg:x2="15.151cm" svg:y2="5.901cm">
            <text:p/>
          </draw:line>
          <draw:path draw:style-name="gr8" draw:text-style-name="P5" draw:layer="layout" svg:width="0.224cm" svg:height="0.182cm" svg:x="14.931cm" svg:y="6.381cm" svg:viewBox="0 0 225 183" svg:d="M209 25c32 36 14 94-40 130-53 36-123 37-154 3-31-35-13-93 40-130 54-36 123-37 154-3z">
            <text:p/>
          </draw:path>
        </draw:g>
        <draw:g>
          <draw:line draw:style-name="gr13" draw:text-style-name="P4" draw:layer="layout" svg:x1="14.927cm" svg:y1="8.727cm" svg:x2="14.927cm" svg:y2="8.186cm">
            <text:p/>
          </draw:line>
          <draw:path draw:style-name="gr8" draw:text-style-name="P5" draw:layer="layout" svg:width="0.223cm" svg:height="0.182cm" svg:x="14.921cm" svg:y="8.062cm" svg:viewBox="0 0 224 183" svg:d="M209 26c31 35 13 93-40 129-54 36-123 38-154 3s-13-93 40-129c53-37 122-38 154-3z">
            <text:p/>
          </draw:path>
        </draw:g>
        <draw:g>
          <draw:line draw:style-name="gr13" draw:text-style-name="P4" draw:layer="layout" svg:x1="15.151cm" svg:y1="10.157cm" svg:x2="15.151cm" svg:y2="9.617cm">
            <text:p/>
          </draw:line>
          <draw:path draw:style-name="gr8" draw:text-style-name="P5" draw:layer="layout" svg:width="0.224cm" svg:height="0.182cm" svg:x="14.931cm" svg:y="10.096cm" svg:viewBox="0 0 225 183" svg:d="M209 26c32 35 14 93-40 130-53 35-123 37-154 2s-13-93 40-129c54-37 123-38 154-3z">
            <text:p/>
          </draw:path>
        </draw:g>
        <draw:g>
          <draw:line draw:style-name="gr13" draw:text-style-name="P4" draw:layer="layout" svg:x1="15.843cm" svg:y1="5.062cm" svg:x2="15.843cm" svg:y2="4.471cm">
            <text:p/>
          </draw:line>
          <draw:path draw:style-name="gr8" draw:text-style-name="P5" draw:layer="layout" svg:width="0.224cm" svg:height="0.182cm" svg:x="15.836cm" svg:y="4.347cm" svg:viewBox="0 0 225 183" svg:d="M209 26c32 34 14 93-40 129-53 36-123 38-154 3s-13-94 40-130c55-36 123-37 154-2z">
            <text:p/>
          </draw:path>
        </draw:g>
        <draw:path draw:style-name="gr8" draw:text-style-name="P5" draw:layer="layout" svg:width="0.088cm" svg:height="0.088cm" svg:x="16.16cm" svg:y="4.307cm" svg:viewBox="0 0 89 89" svg:d="M45 89c-24 0-45-20-45-45 0-24 19-44 43-44 25 0 46 20 46 44 0 25-20 45-44 45z">
          <text:p/>
        </draw:path>
        <draw:g>
          <draw:line draw:style-name="gr13" draw:text-style-name="P4" draw:layer="layout" svg:x1="16.065cm" svg:y1="6.617cm" svg:x2="16.065cm" svg:y2="6.027cm">
            <text:p/>
          </draw:line>
          <draw:path draw:style-name="gr8" draw:text-style-name="P5" draw:layer="layout" svg:width="0.224cm" svg:height="0.182cm" svg:x="15.847cm" svg:y="6.557cm" svg:viewBox="0 0 225 183" svg:d="M209 26c32 35 13 93-40 129s-123 38-154 3c-31-34-13-92 40-130 54-36 122-37 154-2z">
            <text:p/>
          </draw:path>
        </draw:g>
        <draw:path draw:style-name="gr8" draw:text-style-name="P5" draw:layer="layout" svg:width="0.088cm" svg:height="0.088cm" svg:x="16.16cm" svg:y="6.517cm" svg:viewBox="0 0 89 89" svg:d="M45 89c-24 0-45-20-45-44 0-25 19-45 43-45 25 0 46 20 46 45 0 24-20 44-44 44z">
          <text:p/>
        </draw:path>
        <draw:g>
          <draw:line draw:style-name="gr13" draw:text-style-name="P4" draw:layer="layout" svg:x1="15.843cm" svg:y1="8.512cm" svg:x2="15.843cm" svg:y2="7.921cm">
            <text:p/>
          </draw:line>
          <draw:path draw:style-name="gr8" draw:text-style-name="P5" draw:layer="layout" svg:width="0.224cm" svg:height="0.182cm" svg:x="15.836cm" svg:y="7.797cm" svg:viewBox="0 0 225 183" svg:d="M209 26c32 34 14 93-40 129-53 36-123 38-154 3s-13-93 40-130c55-36 123-37 154-2z">
            <text:p/>
          </draw:path>
        </draw:g>
        <draw:path draw:style-name="gr8" draw:text-style-name="P5" draw:layer="layout" svg:width="0.088cm" svg:height="0.088cm" svg:x="16.16cm" svg:y="7.845cm" svg:viewBox="0 0 89 89" svg:d="M45 89c-24 0-45-20-45-44 0-25 19-45 43-45 25 0 46 20 46 45 0 24-20 44-44 44z">
          <text:p/>
        </draw:path>
        <draw:g>
          <draw:line draw:style-name="gr13" draw:text-style-name="P4" draw:layer="layout" svg:x1="16.065cm" svg:y1="10.245cm" svg:x2="16.065cm" svg:y2="9.654cm">
            <text:p/>
          </draw:line>
          <draw:path draw:style-name="gr8" draw:text-style-name="P5" draw:layer="layout" svg:width="0.224cm" svg:height="0.181cm" svg:x="15.847cm" svg:y="10.184cm" svg:viewBox="0 0 225 182" svg:d="M209 25c32 36 13 94-40 130-53 35-123 37-154 3-31-35-13-93 40-130 54-36 122-37 154-3z">
            <text:p/>
          </draw:path>
        </draw:g>
        <draw:path draw:style-name="gr8" draw:text-style-name="P5" draw:layer="layout" svg:width="0.088cm" svg:height="0.088cm" svg:x="16.16cm" svg:y="10.232cm" svg:viewBox="0 0 89 89" svg:d="M45 89c-24 0-45-20-45-44s19-45 43-45c25 0 46 21 46 45s-20 44-44 44z">
          <text:p/>
        </draw:path>
        <draw:g>
          <draw:line draw:style-name="gr13" draw:text-style-name="P4" draw:layer="layout" svg:x1="16.967cm" svg:y1="4.584cm" svg:x2="16.967cm" svg:y2="3.993cm">
            <text:p/>
          </draw:line>
          <draw:path draw:style-name="gr8" draw:text-style-name="P5" draw:layer="layout" svg:width="0.224cm" svg:height="0.182cm" svg:x="16.748cm" svg:y="4.524cm" svg:viewBox="0 0 225 183" svg:d="M209 26c32 34 14 93-40 130-53 35-123 37-154 2-31-34-13-93 40-130 55-36 123-37 154-2z">
            <text:p/>
          </draw:path>
        </draw:g>
        <draw:g>
          <draw:line draw:style-name="gr13" draw:text-style-name="P4" draw:layer="layout" svg:x1="16.967cm" svg:y1="6.617cm" svg:x2="16.967cm" svg:y2="6.027cm">
            <text:p/>
          </draw:line>
          <draw:path draw:style-name="gr8" draw:text-style-name="P5" draw:layer="layout" svg:width="0.224cm" svg:height="0.182cm" svg:x="16.748cm" svg:y="6.557cm" svg:viewBox="0 0 225 183" svg:d="M209 26c32 35 14 93-40 129-53 36-123 38-154 3-31-34-13-92 40-130 55-36 123-37 154-2z">
            <text:p/>
          </draw:path>
        </draw:g>
        <draw:g>
          <draw:line draw:style-name="gr13" draw:text-style-name="P4" draw:layer="layout" svg:x1="16.967cm" svg:y1="8.475cm" svg:x2="16.967cm" svg:y2="7.884cm">
            <text:p/>
          </draw:line>
          <draw:path draw:style-name="gr8" draw:text-style-name="P5" draw:layer="layout" svg:width="0.224cm" svg:height="0.182cm" svg:x="16.737cm" svg:y="8.415cm" svg:viewBox="0 0 225 183" svg:d="M209 26c32 35 14 93-39 129s-123 38-154 2c-32-34-13-92 39-128 55-38 123-39 154-3z">
            <text:p/>
          </draw:path>
        </draw:g>
        <draw:g>
          <draw:line draw:style-name="gr13" draw:text-style-name="P4" draw:layer="layout" svg:x1="16.967cm" svg:y1="10.245cm" svg:x2="16.967cm" svg:y2="9.654cm">
            <text:p/>
          </draw:line>
          <draw:path draw:style-name="gr8" draw:text-style-name="P5" draw:layer="layout" svg:width="0.224cm" svg:height="0.181cm" svg:x="16.748cm" svg:y="10.184cm" svg:viewBox="0 0 225 182" svg:d="M209 25c32 36 14 94-40 130-53 35-123 37-154 3-31-35-13-93 40-130 55-36 123-37 154-3z">
            <text:p/>
          </draw:path>
        </draw:g>
        <draw:path draw:style-name="gr8" draw:text-style-name="P5" draw:layer="layout" svg:width="0.195cm" svg:height="0.249cm" svg:x="3.291cm" svg:y="3.796cm" svg:viewBox="0 0 196 250" svg:d="M0 205c70-15 123-69 130-79 27-38 46-73 51-126h15c0 61-37 132-47 149-26 38-82 84-149 101z">
          <text:p/>
        </draw:path>
        <draw:path draw:style-name="gr8" draw:text-style-name="P5" draw:layer="layout" svg:width="0.195cm" svg:height="0.248cm" svg:x="3.291cm" svg:y="10.406cm" svg:viewBox="0 0 196 249" svg:d="M196 249h-15c-5-51-24-87-51-125-7-9-59-65-130-80v-44c66 16 123 63 149 102 10 16 47 87 47 147z">
          <text:p/>
        </draw:path>
        <draw:path draw:style-name="gr8" draw:text-style-name="P5" draw:layer="layout" svg:width="0.468cm" svg:height="1.316cm" svg:x="2.487cm" svg:y="12.158cm" svg:viewBox="0 0 469 1317" svg:d="M407 809c-24-46-81-73-132-69l61 260c87-36 108-123 71-191zM325 317c52-113-1-196-11-237-64 41-97 83-123 156-30 81-18 141 6 226l6 22c46-46 90-99 122-167zM54 813c-3 111 87 217 226 201 13-2 25-4 35-7l-1-5-62-257c-18 5-35 15-48 31-42 49-32 123 27 164l-3 15c-68-33-125-123-81-207 22-42 52-66 86-78l-26-94c-75 69-150 131-153 237zM465 791c19 107-30 194-124 229l4 18c24 103 51 236-76 272-95 28-186-29-183-109 3-55 37-94 90-93 56 2 93 29 87 97-6 74-84 64-84 75 0 10 32 21 51 17 143-25 130-99 90-270-21 5-44 8-68 9-47 2-252-40-252-256 0-121 93-190 186-280l-4-13c-31-111-60-175-32-296 12-53 67-140 144-191 71 131 125 205 66 376-27 79-80 135-136 185l31 104c91-16 197 54 210 126z">
          <text:p/>
        </draw:path>
        <draw:path draw:style-name="gr8" draw:text-style-name="P5" draw:layer="layout" svg:width="0.527cm" svg:height="0.612cm" svg:x="2.445cm" svg:y="15.046cm" svg:viewBox="0 0 528 613" svg:d="M486 311c-24 0-44-23-42-47 1-22 20-37 42-37s39 19 39 40c1 23-17 44-39 44zM486 136c-23 0-44-21-43-44s21-40 43-40c23 0 42 18 42 42 0 23-19 42-42 42zM118 122c15-4 52-5 64 30 19 49-7 86-33 96-44 18-107-19-107-70-1-56 20-109 78-152 33-24 139-46 206 7 147 117 85 338-71 465-68 57-146 109-255 115v-21c36-6 57-13 91-28 110-52 178-148 223-254 52-125-6-317-151-279-60 15-89 88-74 105 1 2 10-9 29-14z">
          <text:p/>
        </draw:path>
        <draw:path draw:style-name="gr8" draw:text-style-name="P5" draw:layer="layout" svg:width="0.168cm" svg:height="0.541cm" svg:x="3.074cm" svg:y="12.209cm" svg:viewBox="0 0 169 542" svg:d="M115 203l-60 27v114l60-27zM115 511v-132l-60 29v134h-23v-122l-32 12v-64l32-12v-115l-32 12v-63l32-13v-142h23v131l60-27v-139h23v128l31-14v63l-31 13v116l31-14v63l-31 13v143z">
          <text:p/>
        </draw:path>
        <draw:path draw:style-name="gr8" draw:text-style-name="P5" draw:layer="layout" svg:width="0.168cm" svg:height="0.542cm" svg:x="3.074cm" svg:y="14.955cm" svg:viewBox="0 0 169 543" svg:d="M115 204l-60 27v114l60-27zM115 511v-131l-60 29v134h-23v-122l-32 13v-64l32-12v-116l-32 12v-62l32-14v-142h23v131l60-27v-140h23v129l31-13v62l-31 14v115l31-13v62l-31 14v141z">
          <text:p/>
        </draw:path>
        <draw:path draw:style-name="gr8" draw:text-style-name="P5" draw:layer="layout" svg:width="0.259cm" svg:height="0.346cm" svg:x="3.536cm" svg:y="12.487cm" svg:viewBox="0 0 260 347" svg:d="M133 318c19 0 29-21 31-27 8-18 10-36 10-46 0-16-2-26-7-42-6-17-17-34-35-34-20 0-32 24-32 27-7 23-8 41-8 46s0 29 9 51c5 13 17 25 32 25zM15 95c8-18 15-30 29-47 11-13 28-27 43-34 30-14 51-14 62-14 16 0 35 4 46 8 13 3 30 11 39 21 10 11 15 21 15 36 0 19-9 32-25 41-10 5-17 7-29 7-8 0-13-2-21-5-11-5-17-11-23-22-4-8-7-18-7-26 0-13 3-13 2-19 0-3-2-8-6-9-11-4-24 2-30 9-3 4-8 10-10 16-7 11-12 27-13 32-3 17-6 40-6 46 0 9 2 14 2 22 0 1 2 2 2 3 2-1 4-4 7-6 5-4 12-10 20-14 15-7 31-11 46-11 22 0 36 5 53 15s28 22 36 39c8 16 13 32 13 45 0 16-2 28-7 42-6 15-13 26-21 35-13 16-36 29-44 32-16 5-30 10-53 10-19 0-43-5-55-12-6-3-18-9-25-16-17-16-29-37-35-50-7-17-12-29-16-47-3-17-4-28-4-46 0-17 2-27 4-45 3-14 6-23 11-36z">
          <text:p/>
        </draw:path>
        <draw:path draw:style-name="gr8" draw:text-style-name="P5" draw:layer="layout" svg:width="0.295cm" svg:height="0.373cm" svg:x="3.518cm" svg:y="12.817cm" svg:viewBox="0 0 296 374" svg:d="M207 134c11-4 36-22 34-44-7-53-89-66-130-51-19 7-34 17-34 36 0 41 70 56 83 60 6 3 13 4 23 8 8-3 16-6 24-9zM87 214c-36 23-48 52-36 87 12 30 85 51 133 28 15-8 30-26 26-46-7-30-26-40-53-51-21-10-39-9-61-17l-7-3zM238 165c26 12 57 44 58 82 3 67-46 112-110 123-78 14-186-8-186-87 0-32 16-52 38-75 4-5 10-9 20-14-29-19-47-45-46-82 2-76 68-110 137-112 29-1 96 11 126 56 22 32 7 80-26 96-7 3-14 6-21 9 3 1 7 3 10 4z">
          <text:p/>
        </draw:path>
        <draw:path draw:style-name="gr8" draw:text-style-name="P5" draw:layer="layout" svg:width="0.259cm" svg:height="0.346cm" svg:x="3.536cm" svg:y="15.057cm" svg:viewBox="0 0 260 347" svg:d="M133 318c19 0 29-21 31-27 8-19 10-37 10-47 0-16-2-27-7-42-6-17-17-34-35-34-20 0-32 24-32 27-7 22-8 41-8 46s0 29 9 52c5 13 17 25 32 25zM15 95c8-18 15-31 29-47 11-13 28-28 43-35 30-13 51-13 62-13 16 0 35 4 46 7 13 4 30 12 39 22 10 10 15 21 15 35 0 19-9 32-25 42-10 5-17 7-29 7-8 0-13-2-21-5-11-6-17-12-23-22-4-9-7-18-7-26 0-14 3-14 2-19 0-3-2-9-6-9-11-4-24 1-30 9-3 4-8 10-10 16-7 11-12 26-13 32-3 17-6 39-6 45 0 9 2 13 2 22 0 1 2 2 2 3 2-1 4-5 7-6 5-4 12-10 20-13 15-7 31-11 46-11 22 0 36 5 53 14 17 10 28 22 36 39 8 16 13 32 13 45 0 15-2 28-7 42-6 16-13 26-21 36-13 15-36 29-44 32-16 5-30 10-53 10-19 0-43-5-55-12-6-3-18-9-25-16-17-16-29-37-35-51-7-17-12-29-16-47-3-17-4-28-4-46 0-17 2-28 4-44 3-14 6-23 11-36z">
          <text:p/>
        </draw:path>
        <draw:path draw:style-name="gr8" draw:text-style-name="P5" draw:layer="layout" svg:width="0.295cm" svg:height="0.373cm" svg:x="3.518cm" svg:y="15.387cm" svg:viewBox="0 0 296 374" svg:d="M207 133c11-4 36-22 34-44-7-54-89-66-130-51-19 7-34 16-34 36 0 41 70 56 83 60 6 3 13 4 23 8 8-3 16-6 24-9zM87 213c-36 23-48 52-36 87 12 31 85 52 133 29 15-8 30-27 26-47-7-31-26-40-53-51-21-10-39-9-61-18l-7-2zM238 164c26 12 57 43 58 82 3 68-46 113-110 124-78 14-186-8-186-88 0-32 16-52 38-76 4-4 10-8 20-13-29-19-47-45-46-82 2-77 68-109 137-111 29-1 96 10 126 55 22 32 7 80-26 95-7 4-14 7-21 10 3 1 7 2 10 4z">
          <text:p/>
        </draw:path>
        <draw:path draw:style-name="gr8" draw:text-style-name="P5" draw:layer="layout" svg:width="0.182cm" svg:height="1.637cm" svg:x="2.086cm" svg:y="14.105cm" svg:viewBox="0 0 183 1638" svg:d="M56 11c10 7 49 70 70 122 33 82 47 141 47 234 0 84-11 135-24 217-9 58-20 89-32 147-15 67-18 56-24 92-7 40-12 68-15 108-1 22-4 41-4 63 0 77 3 143 12 229 9 77 21 129 36 200 10 51 21 81 34 129 9 32 34 84 25 85-17 6-29-27-40-49-16-33-45-122-66-201-16-62-31-121-39-164-10-67-22-105-28-170-3-44-8-71-8-118 0-85 8-133 24-218 11-52 35-112 50-184 13-67 24-109 30-178 1-29 4-48 4-78 0-43-6-69-15-108-16-69-49-117-81-158-1-4-4-7-6-11h47c0 2 1 11 3 11z">
          <text:p/>
        </draw:path>
        <draw:path draw:style-name="gr8" draw:text-style-name="P5" draw:layer="layout" svg:width="0.181cm" svg:height="1.635cm" svg:x="2.087cm" svg:y="12.469cm" svg:viewBox="0 0 182 1636" svg:d="M52 1636h-46c1-3 4-7 6-11 31-40 64-88 81-156 9-39 15-65 15-107 0-32-3-50-5-80-6-67-16-110-30-177-15-71-39-132-49-184-17-85-24-133-24-217 0-46 4-74 7-118 6-64 18-104 29-170 7-42 22-101 39-164 21-81 49-168 65-201 11-22 23-55 40-51 10 3-15 55-24 85-14 48-24 79-35 131-15 71-27 123-36 200-9 87-12 151-12 229 0 22 3 40 5 62 3 41 7 69 15 110 6 34 9 23 24 92 11 56 22 88 31 145 14 83 24 133 24 217 0 93-13 152-46 233-21 51-60 114-71 121-1 0-3 10-3 11z">
          <text:p/>
        </draw:path>
        <draw:path draw:style-name="gr8" draw:text-style-name="P5" draw:layer="layout" svg:width="0.184cm" svg:height="0.194cm" svg:x="2.47cm" svg:y="4.351cm" svg:viewBox="0 0 185 195" svg:d="M153 98c0-64-31-88-60-88s-60 24-60 88c0 62 29 87 60 87s60-25 60-87zM0 98c0-65 47-98 93-98s92 33 92 98c0 60-41 97-92 97s-93-37-93-97z">
          <text:p/>
        </draw:path>
        <draw:path draw:style-name="gr8" draw:text-style-name="P5" draw:layer="layout" svg:width="0.131cm" svg:height="0.195cm" svg:x="2.665cm" svg:y="4.349cm" svg:viewBox="0 0 132 196" svg:d="M43 174c0 10 20 13 27 13 33 0 37-32 37-50 0-27-10-56-36-56-9 0-27 5-28 22zM18 31c0-9 0-15-12-15-2 0-5 0-6 1v-5c13-4 28-7 42-12h1v86h1c1-6 16-22 38-22 34 0 50 32 50 62 0 26-17 70-69 70-14 0-45-7-45-18z">
          <text:p/>
        </draw:path>
        <draw:path draw:style-name="gr8" draw:text-style-name="P5" draw:layer="layout" svg:width="0.031cm" svg:height="0.031cm" svg:x="2.825cm" svg:y="4.513cm" svg:viewBox="0 0 32 32" svg:d="M0 16c0-9 7-16 16-16s16 8 16 16c0 11-10 16-16 16-7 0-16-5-16-16z">
          <text:p/>
        </draw:path>
        <draw:path draw:style-name="gr8" draw:text-style-name="P5" draw:layer="layout" svg:width="0.171cm" svg:height="0.195cm" svg:x="2.399cm" svg:y="6.049cm" svg:viewBox="0 0 172 196" svg:d="M162 65c-7-31-28-53-62-53-14 0-31 5-44 17-11 11-23 29-23 70 0 60 35 85 70 85s55-20 64-29l5 5c0 1-25 36-77 36-46 0-95-27-95-97 0-65 48-99 97-99 25 0 44 10 50 10 1 0 10 0 13-10h6l2 65z">
          <text:p/>
        </draw:path>
        <draw:path draw:style-name="gr8" draw:text-style-name="P5" draw:layer="layout" svg:width="0.067cm" svg:height="0.193cm" svg:x="2.585cm" svg:y="6.047cm" svg:viewBox="0 0 68 194" svg:d="M0 190c17-1 22-5 22-21v-134c0-13-1-17-12-17-4 0-7 0-10 0v-4c15-4 30-8 45-14l1 2v168c0 17 5 19 22 20v4h-68z">
          <text:p/>
        </draw:path>
        <draw:path draw:style-name="gr8" draw:text-style-name="P5" draw:layer="layout" svg:width="0.115cm" svg:height="0.133cm" svg:x="2.668cm" svg:y="6.11cm" svg:viewBox="0 0 116 134" svg:d="M72 55c-43 15-46 30-46 40 0 14 8 22 19 22 6 0 15-3 17-5 9-4 10-7 10-16zM116 120c-12 14-21 14-25 14-5 0-17 0-19-21-10 10-25 21-41 21-15 0-31-11-31-29 0-29 26-38 72-56v-18c0-21-13-24-22-24s-20 5-20 14c0 4 2 9 2 12 0 6-6 12-13 12-10 0-13-8-13-12 0-13 14-33 47-33 42 0 42 29 42 46v55c0 9 0 17 8 17 6 0 10-3 13-6z">
          <text:p/>
        </draw:path>
        <draw:path draw:style-name="gr8" draw:text-style-name="P5" draw:layer="layout" svg:width="0.093cm" svg:height="0.13cm" svg:x="2.785cm" svg:y="6.11cm" svg:viewBox="0 0 94 131" svg:d="M20 37c0-17-6-17-10-17s-7 0-10 1v-6c14-4 28-9 42-15l1 1v26h1c14-21 24-27 35-27 9 0 15 6 15 15s-4 14-11 14c-10 0-13-10-19-10-7 0-21 14-21 23v64c0 19 11 20 25 21v4h-68v-4c15-3 20-4 20-20z">
          <text:p/>
        </draw:path>
        <draw:path draw:style-name="gr8" draw:text-style-name="P5" draw:layer="layout" svg:width="0.031cm" svg:height="0.031cm" svg:x="2.897cm" svg:y="6.212cm" svg:viewBox="0 0 32 32" svg:d="M0 17c0-9 8-17 17-17 8 0 15 8 15 17 0 10-9 15-15 15s-17-4-17-15z">
          <text:p/>
        </draw:path>
        <draw:path draw:style-name="gr8" draw:text-style-name="P5" draw:layer="layout" svg:width="0.067cm" svg:height="0.193cm" svg:x="2.38cm" svg:y="6.365cm" svg:viewBox="0 0 68 194" svg:d="M33 0c8 0 14 6 14 14s-6 15-14 15c-12 0-16-9-16-15 0-5 5-14 16-14zM0 189c17-1 22-2 22-24v-66c0-16-5-17-10-17-4 0-7 1-11 2v-5c15-5 30-10 45-16l1 1v101c0 18 1 23 21 24v5h-68z">
          <text:p/>
        </draw:path>
        <draw:path draw:style-name="gr8" draw:text-style-name="P5" draw:layer="layout" svg:width="0.133cm" svg:height="0.13cm" svg:x="2.458cm" svg:y="6.428cm" svg:viewBox="0 0 134 131" svg:d="M18 34c0-18-5-18-9-18s-7 1-9 1v-5c13-3 26-7 39-12h2v23c14-13 25-23 42-23 12 0 32 7 32 42v66c0 13 5 17 19 18v5h-60v-5c10-1 18-2 18-23v-60c0-18-5-28-22-28-8 0-17 6-28 16v81c0 9 4 13 19 14v5h-60v-5c13-1 17-4 17-21z">
          <text:p/>
        </draw:path>
        <draw:path draw:style-name="gr8" draw:text-style-name="P5" draw:layer="layout" svg:width="0.163cm" svg:height="0.187cm" svg:x="2.67cm" svg:y="6.371cm" svg:viewBox="0 0 164 188" svg:d="M57 166c0 10 5 11 22 11 18 0 52-2 52-40 0-23-13-33-28-37-10-3-19-4-46-4zM57 85l27-1c8 0 41 0 41-34s-29-40-49-40c-6 0-10 1-13 1-5 0-6 3-6 8zM0 0h80c25 0 74 4 74 48 0 32-25 38-37 41v1c24 5 47 18 47 48 0 11-6 50-68 50h-96v-6c25 0 28-5 28-25v-126c0-21-4-25-28-26z">
          <text:p/>
        </draw:path>
        <draw:path draw:style-name="gr8" draw:text-style-name="P5" draw:layer="layout" svg:width="0.078cm" svg:height="0.208cm" svg:x="2.873cm" svg:y="6.349cm" svg:viewBox="0 0 79 209" svg:d="M16 141l-3 58 18-17c0 0 33-39 18-56-13-13-27 3-33 15zM0 0h22l-5 129c14-18 37-33 55-13 25 27-22 58-46 79-5 4-12 12-13 14h-6z">
          <text:p/>
        </draw:path>
        <draw:path draw:style-name="gr8" draw:text-style-name="P5" draw:layer="layout" svg:width="0.163cm" svg:height="0.187cm" svg:x="2.419cm" svg:y="8.069cm" svg:viewBox="0 0 164 188" svg:d="M56 166c0 11 5 12 21 12 20 0 54-3 54-41 0-23-14-32-28-37-10-2-20-4-47-4zM56 85h27c8 0 42-1 42-34 0-35-29-40-50-40-6 0-10 0-13 0-6 0-6 4-6 8zM0 0h79c26 0 75 4 75 49 0 31-25 38-38 41 25 5 48 19 48 49 0 10-6 49-69 49h-95v-5c24-1 27-6 27-26v-125c0-22-4-25-27-26z">
          <text:p/>
        </draw:path>
        <draw:path draw:style-name="gr8" draw:text-style-name="P5" draw:layer="layout" svg:width="0.084cm" svg:height="0.133cm" svg:x="2.617cm" svg:y="8.126cm" svg:viewBox="0 0 85 134" svg:d="M70 42c-6-29-19-35-31-35-16 0-22 11-22 18 0 6 2 14 13 20l30 18c14 9 25 17 25 34 0 24-24 37-42 37-13 0-25-5-33-5-3 0-4 1-6 3h-4v-45h5c3 15 8 41 36 41 10 0 23-6 23-22 0-9-6-16-15-21l-16-9c-18-10-33-20-33-41 0-16 12-35 39-35 13 0 22 6 26 6 3 0 4-2 5-3h3l1 39z">
          <text:p/>
        </draw:path>
        <draw:path draw:style-name="gr8" draw:text-style-name="P5" draw:layer="layout" svg:width="0.132cm" svg:height="0.13cm" svg:x="2.717cm" svg:y="8.126cm" svg:viewBox="0 0 133 131" svg:d="M18 35c0-18-6-18-10-18s-7 0-8 1v-5c12-4 26-8 39-13l2 1v22c14-13 24-23 41-23 13 0 33 8 33 43v65c0 14 3 18 18 19v4h-60v-4c11-1 18-2 18-24v-60c0-17-5-27-22-27-8 0-17 6-27 16v80c0 10 4 14 18 15v4h-60v-4c14-1 18-5 18-21z">
          <text:p/>
        </draw:path>
        <draw:path draw:style-name="gr8" draw:text-style-name="P5" draw:layer="layout" svg:width="0.031cm" svg:height="0.031cm" svg:x="2.873cm" svg:y="8.228cm" svg:viewBox="0 0 32 32" svg:d="M0 17c0-9 7-17 16-17 8 0 16 8 16 17 0 10-10 15-16 15s-16-4-16-15z">
          <text:p/>
        </draw:path>
        <draw:path draw:style-name="gr8" draw:text-style-name="P5" draw:layer="layout" svg:width="0.193cm" svg:height="0.187cm" svg:x="2.465cm" svg:y="9.768cm" svg:viewBox="0 0 194 188" svg:d="M0 181c24-1 25-7 25-28v-122c0-21-4-24-25-26v-5h79v5c-22 2-25 6-25 26v54h87v-54c0-21-4-24-26-26v-5h79v5c-21 2-25 6-25 26v125c0 19 3 24 25 25v7h-79v-7c24-1 26-7 26-28v-55h-87v58c0 19 3 24 25 25v7h-79z">
          <text:p/>
        </draw:path>
        <draw:path draw:style-name="gr8" draw:text-style-name="P5" draw:layer="layout" svg:width="0.133cm" svg:height="0.13cm" svg:x="2.668cm" svg:y="9.825cm" svg:viewBox="0 0 134 131" svg:d="M18 34c0-17-5-18-9-18s-7 1-9 2v-5c13-4 26-8 40-13l2 1v22c14-13 25-23 41-23 13 0 33 8 33 42v66c0 13 4 17 18 19v4h-59v-4c10-1 18-3 18-24v-60c0-17-5-27-22-27-8 0-17 5-28 16v80c0 9 4 14 19 15v4h-61v-4c13-1 17-5 17-22z">
          <text:p/>
        </draw:path>
        <draw:path draw:style-name="gr8" draw:text-style-name="P5" draw:layer="layout" svg:width="0.031cm" svg:height="0.031cm" svg:x="2.825cm" svg:y="9.927cm" svg:viewBox="0 0 32 32" svg:d="M0 17c0-10 7-17 16-17s16 7 16 17-10 15-16 15c-7 0-16-5-16-15z">
          <text:p/>
        </draw:path>
        <draw:path draw:style-name="gr8" draw:text-style-name="P5" draw:layer="layout" svg:width="0.066cm" svg:height="0.192cm" svg:x="2.451cm" svg:y="10.08cm" svg:viewBox="0 0 67 193" svg:d="M32 0c9 0 15 6 15 14s-6 14-15 14c-11 0-15-9-15-14s4-14 15-14zM0 188c17-1 22-3 22-25v-65c0-17-6-17-10-17s-8 1-11 1v-4c14-5 30-10 44-15h2v100c0 19 1 24 20 25v5h-67z">
          <text:p/>
        </draw:path>
        <draw:path draw:style-name="gr8" draw:text-style-name="P5" draw:layer="layout" svg:width="0.132cm" svg:height="0.129cm" svg:x="2.529cm" svg:y="10.143cm" svg:viewBox="0 0 133 130" svg:d="M18 34c0-18-5-18-10-18-4 0-7 0-8 1v-5c13-3 26-8 39-12h2v22c15-13 25-22 42-22 13 0 33 7 33 42v64c0 15 3 19 17 20v4h-58v-4c10-1 17-2 17-25v-59c0-17-5-27-21-27-9 0-18 6-29 16v79c0 11 5 15 19 16v4h-60v-4c13-1 17-4 17-22z">
          <text:p/>
        </draw:path>
        <draw:path draw:style-name="gr8" draw:text-style-name="P5" draw:layer="layout" svg:width="0.151cm" svg:height="0.186cm" svg:x="2.739cm" svg:y="10.086cm" svg:viewBox="0 0 152 187" svg:d="M127 122c-3-24-10-26-31-27h-41v62c0 21 5 24 25 25v5h-80v-5c22-1 25-5 25-29v-123c0-22-7-24-25-25v-5h151l1 40h-7c-4-25-12-30-43-30h-38c-7 0-9 1-9 10v63h41c23 0 28-5 31-26h6v65z">
          <text:p/>
        </draw:path>
        <draw:path draw:style-name="gr15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6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5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5" draw:text-style-name="P3" draw:layer="layout" svg:x1="10.553cm" svg:y1="-0.998cm" svg:x2="10.976cm" svg:y2="-0.998cm">
          <text:p/>
        </draw:line>
        <draw:line draw:style-name="gr15" draw:text-style-name="P3" draw:layer="layout" svg:x1="10.764cm" svg:y1="-1.21cm" svg:x2="10.764cm" svg:y2="-0.787cm">
          <text:p/>
        </draw:line>
        <draw:path draw:style-name="gr15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6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6" draw:text-style-name="P3" draw:layer="layout" svg:x1="10.553cm" svg:y1="-0.998cm" svg:x2="10.976cm" svg:y2="-0.998cm">
          <text:p/>
        </draw:line>
        <draw:line draw:style-name="gr16" draw:text-style-name="P3" draw:layer="layout" svg:x1="10.764cm" svg:y1="-1.21cm" svg:x2="10.764cm" svg:y2="-0.787cm">
          <text:p/>
        </draw:line>
        <draw:path draw:style-name="gr17" draw:text-style-name="P6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8" draw:text-style-name="P3" draw:layer="layout" svg:x1="10.659cm" svg:y1="-0.998cm" svg:x2="10.87cm" svg:y2="-0.998cm">
          <text:p/>
        </draw:line>
        <draw:line draw:style-name="gr18" draw:text-style-name="P3" draw:layer="layout" svg:x1="10.764cm" svg:y1="-1.104cm" svg:x2="10.764cm" svg:y2="-0.893cm">
          <text:p/>
        </draw:line>
        <draw:path draw:style-name="gr15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5" draw:text-style-name="P3" draw:layer="layout" svg:x1="10.553cm" svg:y1="28.635cm" svg:x2="10.976cm" svg:y2="28.635cm">
          <text:p/>
        </draw:line>
        <draw:line draw:style-name="gr15" draw:text-style-name="P3" draw:layer="layout" svg:x1="10.764cm" svg:y1="28.423cm" svg:x2="10.764cm" svg:y2="28.847cm">
          <text:p/>
        </draw:line>
        <draw:path draw:style-name="gr15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6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6" draw:text-style-name="P3" draw:layer="layout" svg:x1="10.553cm" svg:y1="28.635cm" svg:x2="10.976cm" svg:y2="28.635cm">
          <text:p/>
        </draw:line>
        <draw:line draw:style-name="gr16" draw:text-style-name="P3" draw:layer="layout" svg:x1="10.764cm" svg:y1="28.423cm" svg:x2="10.764cm" svg:y2="28.847cm">
          <text:p/>
        </draw:line>
        <draw:path draw:style-name="gr17" draw:text-style-name="P6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8" draw:text-style-name="P3" draw:layer="layout" svg:x1="10.659cm" svg:y1="28.635cm" svg:x2="10.87cm" svg:y2="28.635cm">
          <text:p/>
        </draw:line>
        <draw:line draw:style-name="gr18" draw:text-style-name="P3" draw:layer="layout" svg:x1="10.764cm" svg:y1="28.529cm" svg:x2="10.764cm" svg:y2="28.741cm">
          <text:p/>
        </draw:line>
        <draw:path draw:style-name="gr15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5" draw:text-style-name="P3" draw:layer="layout" svg:x1="-1.248cm" svg:y1="13.818cm" svg:x2="-0.824cm" svg:y2="13.818cm">
          <text:p/>
        </draw:line>
        <draw:line draw:style-name="gr15" draw:text-style-name="P3" draw:layer="layout" svg:x1="-1.036cm" svg:y1="13.607cm" svg:x2="-1.036cm" svg:y2="14.03cm">
          <text:p/>
        </draw:line>
        <draw:path draw:style-name="gr15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6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6" draw:text-style-name="P3" draw:layer="layout" svg:x1="-1.248cm" svg:y1="13.818cm" svg:x2="-0.824cm" svg:y2="13.818cm">
          <text:p/>
        </draw:line>
        <draw:line draw:style-name="gr16" draw:text-style-name="P3" draw:layer="layout" svg:x1="-1.036cm" svg:y1="13.607cm" svg:x2="-1.036cm" svg:y2="14.03cm">
          <text:p/>
        </draw:line>
        <draw:path draw:style-name="gr17" draw:text-style-name="P6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8" draw:text-style-name="P3" draw:layer="layout" svg:x1="-1.142cm" svg:y1="13.818cm" svg:x2="-0.93cm" svg:y2="13.818cm">
          <text:p/>
        </draw:line>
        <draw:line draw:style-name="gr18" draw:text-style-name="P3" draw:layer="layout" svg:x1="-1.036cm" svg:y1="13.712cm" svg:x2="-1.036cm" svg:y2="13.924cm">
          <text:p/>
        </draw:line>
        <draw:path draw:style-name="gr15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5" draw:text-style-name="P3" draw:layer="layout" svg:x1="22.353cm" svg:y1="13.818cm" svg:x2="22.777cm" svg:y2="13.818cm">
          <text:p/>
        </draw:line>
        <draw:line draw:style-name="gr15" draw:text-style-name="P3" draw:layer="layout" svg:x1="22.565cm" svg:y1="13.607cm" svg:x2="22.565cm" svg:y2="14.03cm">
          <text:p/>
        </draw:line>
        <draw:path draw:style-name="gr15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6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6" draw:text-style-name="P3" draw:layer="layout" svg:x1="22.353cm" svg:y1="13.818cm" svg:x2="22.777cm" svg:y2="13.818cm">
          <text:p/>
        </draw:line>
        <draw:line draw:style-name="gr16" draw:text-style-name="P3" draw:layer="layout" svg:x1="22.565cm" svg:y1="13.607cm" svg:x2="22.565cm" svg:y2="14.03cm">
          <text:p/>
        </draw:line>
        <draw:path draw:style-name="gr17" draw:text-style-name="P6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8" draw:text-style-name="P3" draw:layer="layout" svg:x1="22.459cm" svg:y1="13.818cm" svg:x2="22.671cm" svg:y2="13.818cm">
          <text:p/>
        </draw:line>
        <draw:line draw:style-name="gr18" draw:text-style-name="P3" draw:layer="layout" svg:x1="22.565cm" svg:y1="13.712cm" svg:x2="22.565cm" svg:y2="13.924cm">
          <text:p/>
        </draw:line>
        <draw:polygon draw:style-name="gr19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9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9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9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9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9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9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9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9" draw:text-style-name="P3" draw:layer="layout" svg:width="0.118cm" svg:height="0.01cm" svg:x="1.24cm" svg:y="28.704cm" svg:viewBox="0 0 119 11" draw:points="0,0 0,11 119,11 119,0">
          <text:p/>
        </draw:polygon>
        <draw:path draw:style-name="gr19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9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9" draw:text-style-name="P3" draw:layer="layout" svg:width="0.102cm" svg:height="0.153cm" svg:x="1.589cm" svg:y="28.539cm" svg:viewBox="0 0 103 154" svg:d="M82 76c0 39-10 61-31 61s-31-22-31-61c0-37 10-59 31-59s31 22 31 59zM103 76c0-30-8-76-52-76-43 0-51 46-51 76 0 31 8 78 51 78 44 0 52-47 52-78z">
          <text:p/>
        </draw:path>
        <draw:path draw:style-name="gr19" draw:text-style-name="P3" draw:layer="layout" svg:width="0.102cm" svg:height="0.153cm" svg:x="1.707cm" svg:y="28.539cm" svg:viewBox="0 0 103 154" svg:d="M99 40c-1-31-26-40-44-40-44 0-55 47-55 80 0 19 3 38 11 52 11 17 27 22 39 22 22 0 31-6 38-15 11-11 15-22 15-38 0-35-29-47-48-47-20 0-31 10-35 18h-1c0-16 6-55 36-55 17 0 24 10 26 23zM22 103c0-17 10-32 30-32 24 0 31 18 31 31 0 21-11 35-30 35-22 0-31-17-31-34z">
          <text:p/>
        </draw:path>
        <draw:polygon draw:style-name="gr19" draw:text-style-name="P3" draw:layer="layout" svg:width="0.117cm" svg:height="0.01cm" svg:x="1.817cm" svg:y="28.704cm" svg:viewBox="0 0 118 11" draw:points="0,0 0,11 118,11 118,0">
          <text:p/>
        </draw:polygon>
        <draw:path draw:style-name="gr19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19" draw:text-style-name="P3" draw:layer="layout" svg:width="0.106cm" svg:height="0.149cm" svg:x="2.057cm" svg:y="28.539cm" svg:viewBox="0 0 107 150" svg:d="M107 114v-17h-23v-97h-16l-68 94v20h65v36h19v-36zM65 29v68h-48z">
          <text:p/>
        </draw:path>
        <draw:path draw:style-name="gr19" draw:text-style-name="P3" draw:layer="layout" svg:width="0.055cm" svg:height="0.149cm" svg:x="2.191cm" svg:y="28.539cm" svg:viewBox="0 0 56 150" svg:d="M56 0h-16c-6 24-16 27-40 28v15h35v107h21z">
          <text:p/>
        </draw:path>
        <draw:polygon draw:style-name="gr19" draw:text-style-name="P3" draw:layer="layout" svg:width="0.052cm" svg:height="0.019cm" svg:x="2.297cm" svg:y="28.62cm" svg:viewBox="0 0 53 20" draw:points="53,0 0,0 0,20 53,20">
          <text:p/>
        </draw:polygon>
        <draw:path draw:style-name="gr19" draw:text-style-name="P3" draw:layer="layout" svg:width="0.102cm" svg:height="0.153cm" svg:x="2.366cm" svg:y="28.539cm" svg:viewBox="0 0 103 154" svg:d="M83 76c0 39-10 61-31 61-23 0-32-22-32-61 0-37 9-59 32-59 21 0 31 22 31 59zM103 76c0-30-9-76-51-76-44 0-52 46-52 76 0 31 8 78 52 78 42 0 51-47 51-78z">
          <text:p/>
        </draw:path>
        <draw:path draw:style-name="gr19" draw:text-style-name="P3" draw:layer="layout" svg:width="0.102cm" svg:height="0.15cm" svg:x="2.482cm" svg:y="28.542cm" svg:viewBox="0 0 103 151" svg:d="M32 18h63v-18h-77l-12 80 17 1c7-9 17-14 27-14 19 0 33 11 33 33 0 18-12 34-31 34-17 0-30-8-31-25h-21c4 34 30 42 49 42 47 0 54-37 54-53 0-31-24-48-49-48-13 0-22 4-28 9z">
          <text:p/>
        </draw:path>
        <draw:path draw:style-name="gr19" draw:text-style-name="P3" draw:layer="layout" svg:width="0.105cm" svg:height="0.149cm" svg:x="2.599cm" svg:y="28.539cm" svg:viewBox="0 0 106 150" svg:d="M106 114v-17h-22v-97h-16l-68 94v20h65v36h19v-36zM64 29h1v68h-48z">
          <text:p/>
        </draw:path>
        <draw:polygon draw:style-name="gr19" draw:text-style-name="P3" draw:layer="layout" svg:width="0.022cm" svg:height="0.023cm" svg:x="2.729cm" svg:y="28.665cm" svg:viewBox="0 0 23 24" draw:points="23,0 0,0 0,24 23,24">
          <text:p/>
        </draw:polygon>
        <draw:path draw:style-name="gr19" draw:text-style-name="P3" draw:layer="layout" svg:width="0.019cm" svg:height="0.152cm" svg:x="2.784cm" svg:y="28.536cm" svg:viewBox="0 0 20 153" svg:d="M20 41h-20v112h20zM20 21v-21h-20v21z">
          <text:p/>
        </draw:path>
        <draw:path draw:style-name="gr19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9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9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9" draw:text-style-name="P3" draw:layer="layout" svg:width="0.102cm" svg:height="0.15cm" svg:x="3.353cm" svg:y="28.542cm" svg:viewBox="0 0 103 151" svg:d="M31 18h64v-18h-78l-11 80 16 1c7-9 16-14 27-14 20 0 34 11 34 33 0 18-12 34-32 34-17 0-30-8-32-25h-19c4 34 29 42 48 42 48 0 55-37 55-53 0-31-25-48-50-48-13 0-22 4-29 9z">
          <text:p/>
        </draw:path>
        <draw:path draw:style-name="gr19" draw:text-style-name="P3" draw:layer="layout" svg:width="0.106cm" svg:height="0.149cm" svg:x="3.469cm" svg:y="28.539cm" svg:viewBox="0 0 107 150" svg:d="M107 114v-17h-22v-97h-16l-69 94v20h66v36h19v-36zM66 29v68h-49z">
          <text:p/>
        </draw:path>
        <draw:frame draw:style-name="gr20" draw:text-style-name="P2" draw:layer="layout" svg:width="13.671cm" svg:height="0.48cm" svg:x="2.72cm" svg:y="2.845cm">
          <draw:text-box>
            <text:p text:style-name="P1"><text:span text:style-name="T1">concert pitch. Play your version on the piano and analyze the harmonies if you can.</text:span></text:p>
          </draw:text-box>
        </draw:frame>
        <draw:path draw:style-name="gr19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9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9" draw:text-style-name="P3" draw:layer="layout" svg:width="0.066cm" svg:height="0.16cm" svg:x="19.886cm" svg:y="28.532cm" svg:viewBox="0 0 67 161" draw:points="67,0 53,0 0,161 15,161">
          <text:p/>
        </draw:polygon>
        <draw:path draw:style-name="gr19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9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9" draw:text-style-name="P3" draw:layer="layout" svg:width="0.067cm" svg:height="0.16cm" svg:x="20.18cm" svg:y="28.532cm" svg:viewBox="0 0 68 161" draw:points="68,0 54,0 0,161 15,161">
          <text:p/>
        </draw:polygon>
        <draw:path draw:style-name="gr19" draw:text-style-name="P3" draw:layer="layout" svg:width="0.055cm" svg:height="0.149cm" svg:x="20.264cm" svg:y="28.539cm" svg:viewBox="0 0 56 150" svg:d="M56 0h-15c-6 24-16 27-41 28v15h36v107h20z">
          <text:p/>
        </draw:path>
        <draw:path draw:style-name="gr19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9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9" draw:text-style-name="P3" draw:layer="layout" svg:width="0.022cm" svg:height="0.109cm" svg:x="20.791cm" svg:y="28.579cm" svg:viewBox="0 0 23 110" svg:d="M23 87h-23v23h23zM23 0h-23v22h23z">
          <text:p/>
        </draw:path>
        <draw:path draw:style-name="gr19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9" draw:text-style-name="P3" draw:layer="layout" svg:width="0.104cm" svg:height="0.153cm" svg:x="20.956cm" svg:y="28.539cm" svg:viewBox="0 0 105 154" svg:d="M41 80c3 0 6 0 9 0 13 0 35 2 35 27 0 19-14 30-33 30-27 0-31-19-31-34h-21c2 18 7 36 23 44 8 4 17 7 28 7 38 0 54-24 54-49 0-20-11-30-25-35 8-3 19-12 19-31 0-22-17-39-46-39-39 0-49 27-49 49h19c1-11 3-32 29-32 22 0 28 14 28 23 0 19-14 25-29 25-3 0-6-1-10-1z">
          <text:p/>
        </draw:path>
        <draw:path draw:style-name="gr19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9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1" draw:text-style-name="P7" draw:layer="layout" svg:width="3.283cm" svg:height="0.213cm" svg:x="0.323cm" svg:y="28.534cm">
          <draw:text-box>
            <text:p text:style-name="P1"><text:span text:style-name="T3">kos86760_ch06_041-054.indd <text:s text:c="2"/>54</text:span></text:p>
          </draw:text-box>
        </draw:frame>
        <draw:frame draw:style-name="gr22" draw:text-style-name="P7" draw:layer="layout" svg:width="1.801cm" svg:height="0.213cm" svg:x="19.655cm" svg:y="28.534cm">
          <draw:text-box>
            <text:p text:style-name="P1"><text:span text:style-name="T3">09/01/17 <text:s text:c="2"/>4:53 PM</text:span></text:p>
          </draw:text-box>
        </draw:frame>
        <draw:path draw:style-name="gr9" draw:text-style-name="P3" draw:layer="layout" svg:width="0cm" svg:height="3.258cm" svg:x="6.181cm" svg:y="12.484cm" svg:viewBox="0 0 0 3259" svg:d="M0 378v-378M0 1338v-973M0 2299v-973M0 3259v-972">
          <text:p/>
        </draw:path>
        <draw:path draw:style-name="gr9" draw:text-style-name="P3" draw:layer="layout" svg:width="0cm" svg:height="3.258cm" svg:x="9.541cm" svg:y="12.484cm" svg:viewBox="0 0 0 3259" svg:d="M0 378v-378M0 1338v-973M0 2299v-973M0 3259v-972">
          <text:p/>
        </draw:path>
        <draw:path draw:style-name="gr9" draw:text-style-name="P3" draw:layer="layout" svg:width="0cm" svg:height="3.258cm" svg:x="12.136cm" svg:y="12.484cm" svg:viewBox="0 0 0 3259" svg:d="M0 378v-378M0 1338v-973M0 2299v-973M0 3259v-972">
          <text:p/>
        </draw:path>
        <draw:path draw:style-name="gr9" draw:text-style-name="P3" draw:layer="layout" svg:width="0cm" svg:height="3.258cm" svg:x="15.496cm" svg:y="12.484cm" svg:viewBox="0 0 0 3259" svg:d="M0 378v-378M0 1338v-973M0 2299v-973M0 3259v-972">
          <text:p/>
        </draw:path>
        <draw:path draw:style-name="gr9" draw:text-style-name="P3" draw:layer="layout" svg:width="0.106cm" svg:height="3.258cm" svg:x="17.492cm" svg:y="12.484cm" svg:viewBox="0 0 107 3259" svg:d="M0 378v-378M107 378v-378M0 1338v-973M107 1338v-973M0 2299v-973M107 2299v-973M0 3259v-974M107 3259v-974">
          <text:p/>
        </draw:path>
        <draw:line draw:style-name="gr7" draw:text-style-name="P4" draw:layer="layout" svg:x1="6.182cm" svg:y1="13.203cm" svg:x2="6.182cm" svg:y2="12.473cm">
          <text:p/>
        </draw:line>
        <draw:polygon draw:style-name="gr8" draw:text-style-name="P5" draw:layer="layout" svg:width="1.112cm" svg:height="0.087cm" svg:x="8.085cm" svg:y="12.222cm" svg:viewBox="0 0 1113 88" draw:points="0,88 1113,88 1113,0 0,0">
          <text:p/>
        </draw:polygon>
        <draw:line draw:style-name="gr7" draw:text-style-name="P4" draw:layer="layout" svg:x1="9.542cm" svg:y1="13.203cm" svg:x2="9.542cm" svg:y2="12.473cm">
          <text:p/>
        </draw:line>
        <draw:line draw:style-name="gr7" draw:text-style-name="P4" draw:layer="layout" svg:x1="12.137cm" svg:y1="13.203cm" svg:x2="12.137cm" svg:y2="12.473cm">
          <text:p/>
        </draw:line>
        <draw:polygon draw:style-name="gr8" draw:text-style-name="P5" draw:layer="layout" svg:width="1.112cm" svg:height="0.086cm" svg:x="14.04cm" svg:y="12.311cm" svg:viewBox="0 0 1113 87" draw:points="0,87 1113,87 1113,0 0,0">
          <text:p/>
        </draw:polygon>
        <draw:line draw:style-name="gr7" draw:text-style-name="P4" draw:layer="layout" svg:x1="15.497cm" svg:y1="13.203cm" svg:x2="15.497cm" svg:y2="12.473cm">
          <text:p/>
        </draw:line>
        <draw:g>
          <draw:line draw:style-name="gr13" draw:text-style-name="P4" draw:layer="layout" svg:x1="5.837cm" svg:y1="13.247cm" svg:x2="5.837cm" svg:y2="12.656cm">
            <text:p/>
          </draw:line>
          <draw:path draw:style-name="gr8" draw:text-style-name="P5" draw:layer="layout" svg:width="0.224cm" svg:height="0.182cm" svg:x="5.618cm" svg:y="13.187cm" svg:viewBox="0 0 225 183" svg:d="M209 26c32 35 14 93-40 129-52 37-123 38-154 3s-13-93 40-129c55-37 123-38 154-3z">
            <text:p/>
          </draw:path>
          <draw:path draw:style-name="gr8" draw:text-style-name="P5" draw:layer="layout" svg:width="0.195cm" svg:height="0.563cm" svg:x="5.829cm" svg:y="12.658cm" svg:viewBox="0 0 196 564" svg:d="M19 0v16c0 54 0 101 27 136 39 50 102 98 130 169 27 66 24 149 8 213l-8 30-16-4 7-33c16-81 12-165-9-205-33-65-83-95-151-110l-7-2v-210z">
            <text:p/>
          </draw:path>
        </draw:g>
        <draw:g>
          <draw:line draw:style-name="gr13" draw:text-style-name="P4" draw:layer="layout" svg:x1="6.748cm" svg:y1="12.84cm" svg:x2="6.748cm" svg:y2="12.249cm">
            <text:p/>
          </draw:line>
          <draw:path draw:style-name="gr8" draw:text-style-name="P5" draw:layer="layout" svg:width="0.224cm" svg:height="0.182cm" svg:x="6.523cm" svg:y="12.746cm" svg:viewBox="0 0 225 183" svg:d="M209 26c32 34 14 93-40 129-53 36-123 38-154 3s-13-94 40-130c54-36 123-37 154-2z">
            <text:p/>
          </draw:path>
        </draw:g>
        <draw:g>
          <draw:line draw:style-name="gr14" draw:text-style-name="P3" draw:layer="layout" svg:x1="8.085cm" svg:y1="12.806cm" svg:x2="8.085cm" svg:y2="12.222cm">
            <text:p/>
          </draw:line>
          <draw:path draw:style-name="gr8" draw:text-style-name="P5" draw:layer="layout" svg:width="0.224cm" svg:height="0.182cm" svg:x="7.867cm" svg:y="12.746cm" svg:viewBox="0 0 225 183" svg:d="M209 26c32 34 14 93-40 129-53 36-123 38-154 3s-13-94 41-130 122-37 153-2z">
            <text:p/>
          </draw:path>
        </draw:g>
        <draw:g>
          <draw:line draw:style-name="gr13" draw:text-style-name="P4" draw:layer="layout" svg:x1="8.642cm" svg:y1="12.895cm" svg:x2="8.642cm" svg:y2="12.222cm">
            <text:p/>
          </draw:line>
          <draw:path draw:style-name="gr8" draw:text-style-name="P5" draw:layer="layout" svg:width="0.224cm" svg:height="0.182cm" svg:x="8.423cm" svg:y="12.834cm" svg:viewBox="0 0 225 183" svg:d="M209 26c32 34 13 92-40 129-54 36-123 38-154 2-31-34-13-92 40-129s122-38 154-2z">
            <text:p/>
          </draw:path>
        </draw:g>
        <draw:g>
          <draw:line draw:style-name="gr13" draw:text-style-name="P4" draw:layer="layout" svg:x1="9.198cm" svg:y1="12.806cm" svg:x2="9.198cm" svg:y2="12.222cm">
            <text:p/>
          </draw:line>
          <draw:path draw:style-name="gr8" draw:text-style-name="P5" draw:layer="layout" svg:width="0.224cm" svg:height="0.182cm" svg:x="8.978cm" svg:y="12.746cm" svg:viewBox="0 0 225 183" svg:d="M209 26c32 34 14 93-40 129-52 36-122 38-154 3-31-35-13-94 40-130 55-36 123-37 154-2z">
            <text:p/>
          </draw:path>
        </draw:g>
        <draw:g>
          <draw:line draw:style-name="gr13" draw:text-style-name="P4" draw:layer="layout" svg:x1="10.108cm" svg:y1="12.761cm" svg:x2="10.108cm" svg:y2="12.17cm">
            <text:p/>
          </draw:line>
          <draw:path draw:style-name="gr8" draw:text-style-name="P5" draw:layer="layout" svg:width="0.224cm" svg:height="0.182cm" svg:x="9.883cm" svg:y="12.658cm" svg:viewBox="0 0 225 183" svg:d="M209 26c32 35 14 93-40 129-52 37-122 38-154 3-31-35-13-93 41-129 54-37 122-38 153-3z">
            <text:p/>
          </draw:path>
        </draw:g>
        <draw:path draw:style-name="gr8" draw:text-style-name="P5" draw:layer="layout" svg:width="0.089cm" svg:height="0.088cm" svg:x="10.207cm" svg:y="12.706cm" svg:viewBox="0 0 90 89" svg:d="M45 89c-24 0-45-20-45-45 0-24 19-44 44-44s46 20 46 44c0 25-20 45-45 45z">
          <text:p/>
        </draw:path>
        <draw:g>
          <draw:line draw:style-name="gr13" draw:text-style-name="P4" draw:layer="layout" svg:x1="11.008cm" svg:y1="12.849cm" svg:x2="11.008cm" svg:y2="12.258cm">
            <text:p/>
          </draw:line>
          <draw:path draw:style-name="gr8" draw:text-style-name="P5" draw:layer="layout" svg:width="0.223cm" svg:height="0.182cm" svg:x="10.784cm" svg:y="12.746cm" svg:viewBox="0 0 224 183" svg:d="M208 26c32 34 14 93-39 129s-122 38-154 3c-31-35-13-94 40-130 54-36 122-37 153-2z">
            <text:p/>
          </draw:path>
        </draw:g>
        <draw:g>
          <draw:line draw:style-name="gr13" draw:text-style-name="P4" draw:layer="layout" svg:x1="12.708cm" svg:y1="12.895cm" svg:x2="12.708cm" svg:y2="12.304cm">
            <text:p/>
          </draw:line>
          <draw:path draw:style-name="gr8" draw:text-style-name="P5" draw:layer="layout" svg:width="0.224cm" svg:height="0.182cm" svg:x="12.478cm" svg:y="12.834cm" svg:viewBox="0 0 225 183" svg:d="M209 26c32 34 14 92-40 129-54 36-123 38-154 2-31-34-13-92 40-129s123-38 154-2z">
            <text:p/>
          </draw:path>
        </draw:g>
        <draw:g>
          <draw:line draw:style-name="gr13" draw:text-style-name="P4" draw:layer="layout" svg:x1="13.486cm" svg:y1="12.895cm" svg:x2="13.486cm" svg:y2="12.304cm">
            <text:p/>
          </draw:line>
          <draw:path draw:style-name="gr8" draw:text-style-name="P5" draw:layer="layout" svg:width="0.224cm" svg:height="0.182cm" svg:x="13.266cm" svg:y="12.834cm" svg:viewBox="0 0 225 183" svg:d="M209 26c33 34 14 92-40 129-52 36-121 38-153 2-32-34-14-92 40-129s122-38 153-2z">
            <text:p/>
          </draw:path>
          <draw:path draw:style-name="gr8" draw:text-style-name="P5" draw:layer="layout" svg:width="0.196cm" svg:height="0.563cm" svg:x="13.477cm" svg:y="12.305cm" svg:viewBox="0 0 197 564" svg:d="M19 0v16c0 54 0 101 28 137 39 49 101 97 129 169 27 66 25 149 8 213l-8 29-16-4 7-33c16-80 12-163-9-204-33-66-83-96-150-111l-8-2v-210z">
            <text:p/>
          </draw:path>
        </draw:g>
        <draw:g>
          <draw:line draw:style-name="gr14" draw:text-style-name="P3" draw:layer="layout" svg:x1="14.04cm" svg:y1="12.895cm" svg:x2="14.04cm" svg:y2="12.311cm">
            <text:p/>
          </draw:line>
          <draw:path draw:style-name="gr8" draw:text-style-name="P5" draw:layer="layout" svg:width="0.224cm" svg:height="0.182cm" svg:x="13.822cm" svg:y="12.834cm" svg:viewBox="0 0 225 183" svg:d="M209 26c32 34 14 92-40 129-54 36-123 38-154 2-31-34-13-92 40-129s123-38 154-2z">
            <text:p/>
          </draw:path>
        </draw:g>
        <draw:g>
          <draw:line draw:style-name="gr13" draw:text-style-name="P4" draw:layer="layout" svg:x1="14.596cm" svg:y1="12.983cm" svg:x2="14.596cm" svg:y2="12.311cm">
            <text:p/>
          </draw:line>
          <draw:path draw:style-name="gr8" draw:text-style-name="P5" draw:layer="layout" svg:width="0.223cm" svg:height="0.182cm" svg:x="14.377cm" svg:y="12.923cm" svg:viewBox="0 0 224 183" svg:d="M208 26c33 34 14 93-39 130-53 35-122 37-153 2-32-34-14-93 39-130 54-36 122-37 153-2z">
            <text:p/>
          </draw:path>
        </draw:g>
        <draw:g>
          <draw:line draw:style-name="gr13" draw:text-style-name="P4" draw:layer="layout" svg:x1="15.153cm" svg:y1="12.895cm" svg:x2="15.153cm" svg:y2="12.311cm">
            <text:p/>
          </draw:line>
          <draw:path draw:style-name="gr8" draw:text-style-name="P5" draw:layer="layout" svg:width="0.224cm" svg:height="0.182cm" svg:x="14.933cm" svg:y="12.834cm" svg:viewBox="0 0 225 183" svg:d="M209 26c32 34 14 92-40 129-53 36-123 38-154 2-31-34-13-92 40-129 54-37 123-38 154-2z">
            <text:p/>
          </draw:path>
        </draw:g>
        <draw:g>
          <draw:line draw:style-name="gr13" draw:text-style-name="P4" draw:layer="layout" svg:x1="16.063cm" svg:y1="12.857cm" svg:x2="16.063cm" svg:y2="12.266cm">
            <text:p/>
          </draw:line>
          <draw:path draw:style-name="gr8" draw:text-style-name="P5" draw:layer="layout" svg:width="0.224cm" svg:height="0.182cm" svg:x="15.838cm" svg:y="12.746cm" svg:viewBox="0 0 225 183" svg:d="M209 26c32 34 14 93-40 129-53 36-123 38-154 3s-13-94 40-130c55-36 123-37 154-2z">
            <text:p/>
          </draw:path>
        </draw:g>
        <draw:path draw:style-name="gr8" draw:text-style-name="P5" draw:layer="layout" svg:width="0.088cm" svg:height="0.088cm" svg:x="16.162cm" svg:y="12.706cm" svg:viewBox="0 0 89 89" svg:d="M45 89c-24 0-45-20-45-45 0-24 19-44 43-44 25 0 46 20 46 44 0 25-20 45-44 45z">
          <text:p/>
        </draw:path>
        <draw:g>
          <draw:line draw:style-name="gr13" draw:text-style-name="P4" draw:layer="layout" svg:x1="16.969cm" svg:y1="12.983cm" svg:x2="16.969cm" svg:y2="12.392cm">
            <text:p/>
          </draw:line>
          <draw:path draw:style-name="gr8" draw:text-style-name="P5" draw:layer="layout" svg:width="0.224cm" svg:height="0.182cm" svg:x="16.75cm" svg:y="12.923cm" svg:viewBox="0 0 225 183" svg:d="M209 26c32 34 14 93-40 130-53 35-123 37-154 2-31-34-13-93 40-130 55-36 123-37 154-2z">
            <text:p/>
          </draw:path>
        </draw:g>
        <draw:g>
          <draw:line draw:style-name="gr13" draw:text-style-name="P4" draw:layer="layout" svg:x1="7.53cm" svg:y1="12.806cm" svg:x2="7.53cm" svg:y2="12.215cm">
            <text:p/>
          </draw:line>
          <draw:path draw:style-name="gr8" draw:text-style-name="P5" draw:layer="layout" svg:width="0.224cm" svg:height="0.182cm" svg:x="7.31cm" svg:y="12.746cm" svg:viewBox="0 0 225 183" svg:d="M209 26c32 35 14 93-39 130-54 35-123 37-154 2-32-35-13-93 39-129 54-37 123-38 154-3z">
            <text:p/>
          </draw:path>
          <draw:path draw:style-name="gr8" draw:text-style-name="P5" draw:layer="layout" svg:width="0.195cm" svg:height="0.562cm" svg:x="7.521cm" svg:y="12.217cm" svg:viewBox="0 0 196 563" svg:d="M19 0v15c0 55 0 101 28 138 39 49 100 98 128 168 28 66 26 149 9 213l-9 29-16-4 7-33c16-79 12-163-9-204-33-64-82-95-149-109l-8-2v-211z">
            <text:p/>
          </draw:path>
        </draw:g>
        <draw:g>
          <draw:line draw:style-name="gr13" draw:text-style-name="P4" draw:layer="layout" svg:x1="11.791cm" svg:y1="12.811cm" svg:x2="11.791cm" svg:y2="12.22cm">
            <text:p/>
          </draw:line>
          <draw:path draw:style-name="gr8" draw:text-style-name="P5" draw:layer="layout" svg:width="0.224cm" svg:height="0.182cm" svg:x="11.572cm" svg:y="12.751cm" svg:viewBox="0 0 225 183" svg:d="M209 26c32 35 14 93-40 130-54 35-123 37-154 2s-13-93 40-129c53-37 123-38 154-3z">
            <text:p/>
          </draw:path>
          <draw:path draw:style-name="gr8" draw:text-style-name="P5" draw:layer="layout" svg:width="0.195cm" svg:height="0.562cm" svg:x="11.783cm" svg:y="12.222cm" svg:viewBox="0 0 196 563" svg:d="M20 0v15c0 55 0 101 27 138 39 49 100 98 129 168 27 66 24 149 8 213l-8 29-16-4 6-33c17-79 13-163-8-204-33-64-82-95-151-109l-7-2v-211z">
            <text:p/>
          </draw:path>
        </draw:g>
        <draw:polygon draw:style-name="gr8" draw:text-style-name="P5" draw:layer="layout" svg:width="1.112cm" svg:height="0.086cm" svg:x="7.865cm" svg:y="13.544cm" svg:viewBox="0 0 1113 87" draw:points="0,87 1113,87 1113,0 0,0">
          <text:p/>
        </draw:polygon>
        <draw:polygon draw:style-name="gr8" draw:text-style-name="P5" draw:layer="layout" svg:width="1.112cm" svg:height="0.263cm" svg:x="13.82cm" svg:y="13.633cm" svg:viewBox="0 0 1113 264" draw:points="0,264 1113,87 1113,0 0,177">
          <text:p/>
        </draw:polygon>
        <draw:g>
          <draw:line draw:style-name="gr13" draw:text-style-name="P4" draw:layer="layout" svg:x1="5.837cm" svg:y1="13.248cm" svg:x2="5.837cm" svg:y2="12.658cm">
            <text:p/>
          </draw:line>
          <draw:path draw:style-name="gr8" draw:text-style-name="P5" draw:layer="layout" svg:width="0.224cm" svg:height="0.182cm" svg:x="5.618cm" svg:y="13.187cm" svg:viewBox="0 0 225 183" svg:d="M209 26c32 35 14 93-40 129-52 36-123 38-154 3-31-34-13-92 40-130 55-36 123-37 154-2z">
            <text:p/>
          </draw:path>
          <draw:path draw:style-name="gr8" draw:text-style-name="P5" draw:layer="layout" svg:width="0.195cm" svg:height="0.563cm" svg:x="5.829cm" svg:y="12.658cm" svg:viewBox="0 0 196 564" svg:d="M19 0v16c0 54 0 101 27 136 39 50 102 98 130 169 27 66 24 150 8 214l-8 29-16-4 7-33c16-80 12-164-9-205-33-65-83-95-151-110l-7-2v-210z">
            <text:p/>
          </draw:path>
        </draw:g>
        <draw:g>
          <draw:line draw:style-name="gr13" draw:text-style-name="P4" draw:layer="layout" svg:x1="6.537cm" svg:y1="13.623cm" svg:x2="6.537cm" svg:y2="13.032cm">
            <text:p/>
          </draw:line>
          <draw:path draw:style-name="gr8" draw:text-style-name="P5" draw:layer="layout" svg:width="0.224cm" svg:height="0.182cm" svg:x="6.537cm" svg:y="12.923cm" svg:viewBox="0 0 225 183" svg:d="M209 26c32 35 14 93-40 130-52 35-122 37-154 2-31-35-13-93 41-129 54-37 122-38 153-3z">
            <text:p/>
          </draw:path>
        </draw:g>
        <draw:g>
          <draw:line draw:style-name="gr14" draw:text-style-name="P3" draw:layer="layout" svg:x1="7.867cm" svg:y1="13.62cm" svg:x2="7.867cm" svg:y2="13.036cm">
            <text:p/>
          </draw:line>
          <draw:path draw:style-name="gr8" draw:text-style-name="P5" draw:layer="layout" svg:width="0.224cm" svg:height="0.182cm" svg:x="7.867cm" svg:y="12.923cm" svg:viewBox="0 0 225 183" svg:d="M209 26c32 35 14 93-40 130-53 35-123 37-154 2s-13-93 41-129c54-37 122-38 153-3z">
            <text:p/>
          </draw:path>
        </draw:g>
        <draw:g>
          <draw:line draw:style-name="gr13" draw:text-style-name="P4" draw:layer="layout" svg:x1="8.423cm" svg:y1="13.587cm" svg:x2="8.423cm" svg:y2="13.134cm">
            <text:p/>
          </draw:line>
          <draw:path draw:style-name="gr8" draw:text-style-name="P5" draw:layer="layout" svg:width="0.224cm" svg:height="0.182cm" svg:x="8.423cm" svg:y="13.011cm" svg:viewBox="0 0 225 183" svg:d="M209 25c32 36 13 94-40 130-54 36-123 37-154 3-31-35-13-93 40-130 53-36 122-37 154-3z">
            <text:p/>
          </draw:path>
        </draw:g>
        <draw:g>
          <draw:line draw:style-name="gr13" draw:text-style-name="P4" draw:layer="layout" svg:x1="8.978cm" svg:y1="13.631cm" svg:x2="8.978cm" svg:y2="13.047cm">
            <text:p/>
          </draw:line>
          <draw:path draw:style-name="gr8" draw:text-style-name="P5" draw:layer="layout" svg:width="0.224cm" svg:height="0.182cm" svg:x="8.978cm" svg:y="12.923cm" svg:viewBox="0 0 225 183" svg:d="M209 26c32 35 14 93-40 130-52 35-122 37-154 2-31-35-13-93 40-129 55-37 123-38 154-3z">
            <text:p/>
          </draw:path>
        </draw:g>
        <draw:g>
          <draw:line draw:style-name="gr13" draw:text-style-name="P4" draw:layer="layout" svg:x1="9.894cm" svg:y1="13.598cm" svg:x2="9.894cm" svg:y2="13.007cm">
            <text:p/>
          </draw:line>
          <draw:path draw:style-name="gr8" draw:text-style-name="P5" draw:layer="layout" svg:width="0.224cm" svg:height="0.182cm" svg:x="9.894cm" svg:y="12.923cm" svg:viewBox="0 0 225 183" svg:d="M209 26c32 35 14 93-40 130-53 35-122 37-154 2-31-35-13-93 41-129 53-37 122-38 153-3z">
            <text:p/>
          </draw:path>
        </draw:g>
        <draw:path draw:style-name="gr8" draw:text-style-name="P5" draw:layer="layout" svg:width="0.089cm" svg:height="0.088cm" svg:x="10.207cm" svg:y="12.882cm" svg:viewBox="0 0 90 89" svg:d="M45 89c-24 0-45-20-45-44 0-26 19-45 44-45s46 19 46 45c0 24-20 44-45 44z">
          <text:p/>
        </draw:path>
        <draw:g>
          <draw:line draw:style-name="gr13" draw:text-style-name="P4" draw:layer="layout" svg:x1="10.795cm" svg:y1="13.604cm" svg:x2="10.795cm" svg:y2="13.013cm">
            <text:p/>
          </draw:line>
          <draw:path draw:style-name="gr8" draw:text-style-name="P5" draw:layer="layout" svg:width="0.224cm" svg:height="0.182cm" svg:x="10.795cm" svg:y="12.923cm" svg:viewBox="0 0 225 183" svg:d="M209 26c32 35 14 93-40 130-52 35-122 37-154 2-31-35-13-93 41-129 54-37 122-38 153-3z">
            <text:p/>
          </draw:path>
        </draw:g>
        <draw:g>
          <draw:line draw:style-name="gr13" draw:text-style-name="P4" draw:layer="layout" svg:x1="12.488cm" svg:y1="13.686cm" svg:x2="12.488cm" svg:y2="13.095cm">
            <text:p/>
          </draw:line>
          <draw:path draw:style-name="gr8" draw:text-style-name="P5" draw:layer="layout" svg:width="0.224cm" svg:height="0.182cm" svg:x="12.488cm" svg:y="13.011cm" svg:viewBox="0 0 225 183" svg:d="M209 25c32 36 14 94-39 130s-123 37-154 3c-32-35-13-93 39-130 54-36 123-37 154-3z">
            <text:p/>
          </draw:path>
        </draw:g>
        <draw:g>
          <draw:line draw:style-name="gr14" draw:text-style-name="P3" draw:layer="layout" svg:x1="13.822cm" svg:y1="13.841cm" svg:x2="13.822cm" svg:y2="13.302cm">
            <text:p/>
          </draw:line>
          <draw:path draw:style-name="gr8" draw:text-style-name="P5" draw:layer="layout" svg:width="0.224cm" svg:height="0.182cm" svg:x="13.822cm" svg:y="13.187cm" svg:viewBox="0 0 225 183" svg:d="M209 26c32 35 14 93-40 129s-123 38-154 3c-31-34-13-92 40-130 53-36 123-37 154-2z">
            <text:p/>
          </draw:path>
        </draw:g>
        <draw:g>
          <draw:line draw:style-name="gr13" draw:text-style-name="P4" draw:layer="layout" svg:x1="14.377cm" svg:y1="13.775cm" svg:x2="14.377cm" svg:y2="13.305cm">
            <text:p/>
          </draw:line>
          <draw:path draw:style-name="gr8" draw:text-style-name="P5" draw:layer="layout" svg:width="0.223cm" svg:height="0.182cm" svg:x="14.377cm" svg:y="13.187cm" svg:viewBox="0 0 224 183" svg:d="M208 26c33 35 14 93-39 129s-122 38-153 3c-32-34-14-92 39-130 54-36 122-37 153-2z">
            <text:p/>
          </draw:path>
        </draw:g>
        <draw:g>
          <draw:line draw:style-name="gr13" draw:text-style-name="P4" draw:layer="layout" svg:x1="14.933cm" svg:y1="13.734cm" svg:x2="14.933cm" svg:y2="13.194cm">
            <text:p/>
          </draw:line>
          <draw:path draw:style-name="gr8" draw:text-style-name="P5" draw:layer="layout" svg:width="0.224cm" svg:height="0.182cm" svg:x="14.933cm" svg:y="13.011cm" svg:viewBox="0 0 225 183" svg:d="M209 25c32 36 14 94-40 130-53 36-123 37-154 3-31-35-13-93 40-130 54-36 123-37 154-3z">
            <text:p/>
          </draw:path>
        </draw:g>
        <draw:g>
          <draw:line draw:style-name="gr13" draw:text-style-name="P4" draw:layer="layout" svg:x1="15.849cm" svg:y1="13.882cm" svg:x2="15.849cm" svg:y2="13.292cm">
            <text:p/>
          </draw:line>
          <draw:path draw:style-name="gr8" draw:text-style-name="P5" draw:layer="layout" svg:width="0.224cm" svg:height="0.182cm" svg:x="15.849cm" svg:y="13.187cm" svg:viewBox="0 0 225 183" svg:d="M209 26c32 35 13 93-40 129s-123 38-154 3c-31-34-13-92 40-130 54-36 122-37 154-2z">
            <text:p/>
          </draw:path>
        </draw:g>
        <draw:path draw:style-name="gr8" draw:text-style-name="P5" draw:layer="layout" svg:width="0.088cm" svg:height="0.088cm" svg:x="16.162cm" svg:y="13.236cm" svg:viewBox="0 0 89 89" svg:d="M45 89c-24 0-45-20-45-44 0-25 19-45 43-45 25 0 46 20 46 45 0 24-20 44-44 44z">
          <text:p/>
        </draw:path>
        <draw:g>
          <draw:line draw:style-name="gr13" draw:text-style-name="P4" draw:layer="layout" svg:x1="16.75cm" svg:y1="13.887cm" svg:x2="16.75cm" svg:y2="13.297cm">
            <text:p/>
          </draw:line>
          <draw:path draw:style-name="gr8" draw:text-style-name="P5" draw:layer="layout" svg:width="0.224cm" svg:height="0.182cm" svg:x="16.75cm" svg:y="13.187cm" svg:viewBox="0 0 225 183" svg:d="M209 26c32 35 14 93-40 129-53 36-123 38-154 3-31-34-13-92 40-130 55-36 123-37 154-2z">
            <text:p/>
          </draw:path>
        </draw:g>
        <draw:g>
          <draw:line draw:style-name="gr13" draw:text-style-name="P4" draw:layer="layout" svg:x1="7.307cm" svg:y1="13.645cm" svg:x2="7.307cm" svg:y2="13.053cm">
            <text:p/>
          </draw:line>
          <draw:path draw:style-name="gr8" draw:text-style-name="P5" draw:layer="layout" svg:width="0.224cm" svg:height="0.182cm" svg:x="7.3cm" svg:y="12.929cm" svg:viewBox="0 0 225 183" svg:d="M209 26c32 34 14 93-41 129-53 36-122 38-153 3s-13-93 40-130c53-36 123-37 154-2z">
            <text:p/>
          </draw:path>
          <draw:path draw:style-name="gr8" draw:text-style-name="P5" draw:layer="layout" svg:width="0.183cm" svg:height="0.534cm" svg:x="7.299cm" svg:y="13.11cm" svg:viewBox="0 0 184 535" svg:d="M138 244c19-39 26-64 27-108 2-52-20-116-27-130l12-6c20 42 34 111 34 152 0 115-66 169-136 263-21 29-28 88-28 105v15h-20v-173l44-17c17-6 59-33 94-101z">
            <text:p/>
          </draw:path>
        </draw:g>
        <draw:g>
          <draw:line draw:style-name="gr13" draw:text-style-name="P4" draw:layer="layout" svg:x1="11.568cm" svg:y1="13.649cm" svg:x2="11.568cm" svg:y2="13.058cm">
            <text:p/>
          </draw:line>
          <draw:path draw:style-name="gr8" draw:text-style-name="P5" draw:layer="layout" svg:width="0.224cm" svg:height="0.182cm" svg:x="11.56cm" svg:y="12.934cm" svg:viewBox="0 0 225 183" svg:d="M209 26c32 34 14 93-39 129-54 36-123 38-154 3-32-35-13-93 39-130 54-36 123-37 154-2z">
            <text:p/>
          </draw:path>
          <draw:path draw:style-name="gr8" draw:text-style-name="P5" draw:layer="layout" svg:width="0.184cm" svg:height="0.534cm" svg:x="11.559cm" svg:y="13.115cm" svg:viewBox="0 0 185 535" svg:d="M139 244c19-39 26-64 27-108 1-52-20-116-27-130l12-6c20 42 34 111 34 152 0 115-66 169-136 263-22 29-29 88-29 105v15h-20v-173l44-17c19-6 60-33 95-101z">
            <text:p/>
          </draw:path>
        </draw:g>
        <draw:g>
          <draw:line draw:style-name="gr13" draw:text-style-name="P4" draw:layer="layout" svg:x1="13.261cm" svg:y1="13.717cm" svg:x2="13.261cm" svg:y2="13.141cm">
            <text:p/>
          </draw:line>
          <draw:path draw:style-name="gr8" draw:text-style-name="P5" draw:layer="layout" svg:width="0.224cm" svg:height="0.182cm" svg:x="13.254cm" svg:y="13.017cm" svg:viewBox="0 0 225 183" svg:d="M209 26c33 35 13 93-40 129s-122 38-153 3c-32-35-14-93 40-129 53-37 121-38 153-3z">
            <text:p/>
          </draw:path>
          <draw:path draw:style-name="gr8" draw:text-style-name="P5" draw:layer="layout" svg:width="0.183cm" svg:height="0.534cm" svg:x="13.253cm" svg:y="13.183cm" svg:viewBox="0 0 184 535" svg:d="M138 245c19-38 26-64 27-107 2-52-20-117-27-132l12-6c20 42 34 113 34 153 0 115-66 169-135 262-22 30-28 88-28 106v14h-21v-173l45-17c17-6 58-33 93-100z">
            <text:p/>
          </draw:path>
        </draw:g>
        <draw:polygon draw:style-name="gr8" draw:text-style-name="P5" draw:layer="layout" svg:width="1.112cm" svg:height="0.086cm" svg:x="8.084cm" svg:y="14.168cm" svg:viewBox="0 0 1113 87" draw:points="0,87 1113,87 1113,0 0,0">
          <text:p/>
        </draw:polygon>
        <draw:polygon draw:style-name="gr8" draw:text-style-name="P5" draw:layer="layout" svg:width="1.112cm" svg:height="0.087cm" svg:x="14.039cm" svg:y="14.3cm" svg:viewBox="0 0 1113 88" draw:points="0,88 1113,88 1113,0 0,0">
          <text:p/>
        </draw:polygon>
        <draw:g>
          <draw:line draw:style-name="gr14" draw:text-style-name="P3" draw:layer="layout" svg:x1="5.835cm" svg:y1="14.752cm" svg:x2="5.835cm" svg:y2="14.161cm">
            <text:p/>
          </draw:line>
          <draw:path draw:style-name="gr8" draw:text-style-name="P5" draw:layer="layout" svg:width="0.223cm" svg:height="0.182cm" svg:x="5.614cm" svg:y="14.692cm" svg:viewBox="0 0 224 183" svg:d="M208 26c32 35 14 93-39 130-53 35-123 37-154 2-31-34-13-92 39-130 55-36 123-37 154-2z">
            <text:p/>
          </draw:path>
          <draw:path draw:style-name="gr8" draw:text-style-name="P5" draw:layer="layout" svg:width="0.195cm" svg:height="0.562cm" svg:x="5.828cm" svg:y="14.163cm" svg:viewBox="0 0 196 563" svg:d="M19 0v15c0 55 0 101 27 137 39 49 102 97 130 168 27 67 24 150 8 214l-8 29-16-4 7-33c16-79 12-163-9-205-33-65-83-95-151-110l-7-1v-210z">
            <text:p/>
          </draw:path>
        </draw:g>
        <draw:g>
          <draw:line draw:style-name="gr13" draw:text-style-name="P4" draw:layer="layout" svg:x1="6.744cm" svg:y1="14.753cm" svg:x2="6.744cm" svg:y2="14.162cm">
            <text:p/>
          </draw:line>
          <draw:path draw:style-name="gr8" draw:text-style-name="P5" draw:layer="layout" svg:width="0.224cm" svg:height="0.182cm" svg:x="6.522cm" svg:y="14.692cm" svg:viewBox="0 0 225 183" svg:d="M209 26c32 35 14 93-40 130-53 35-123 37-154 2-31-34-13-92 40-130 54-36 123-37 154-2z">
            <text:p/>
          </draw:path>
        </draw:g>
        <draw:g>
          <draw:line draw:style-name="gr13" draw:text-style-name="P4" draw:layer="layout" svg:x1="7.53cm" svg:y1="14.753cm" svg:x2="7.53cm" svg:y2="14.162cm">
            <text:p/>
          </draw:line>
          <draw:path draw:style-name="gr8" draw:text-style-name="P5" draw:layer="layout" svg:width="0.224cm" svg:height="0.182cm" svg:x="7.31cm" svg:y="14.692cm" svg:viewBox="0 0 225 183" svg:d="M209 26c32 35 14 93-39 130-54 35-123 37-154 2-32-34-13-92 39-130 54-36 123-37 154-2z">
            <text:p/>
          </draw:path>
          <draw:path draw:style-name="gr8" draw:text-style-name="P5" draw:layer="layout" svg:width="0.195cm" svg:height="0.562cm" svg:x="7.521cm" svg:y="14.163cm" svg:viewBox="0 0 196 563" svg:d="M19 0v15c0 55 0 101 28 137 39 49 100 97 128 168 28 67 26 150 9 214l-9 29-16-4 7-33c16-79 12-163-9-205-33-65-82-95-149-110l-8-1v-210z">
            <text:p/>
          </draw:path>
        </draw:g>
        <draw:g>
          <draw:line draw:style-name="gr13" draw:text-style-name="P4" draw:layer="layout" svg:x1="8.084cm" svg:y1="14.753cm" svg:x2="8.084cm" svg:y2="14.169cm">
            <text:p/>
          </draw:line>
          <draw:path draw:style-name="gr8" draw:text-style-name="P5" draw:layer="layout" svg:width="0.224cm" svg:height="0.182cm" svg:x="7.866cm" svg:y="14.692cm" svg:viewBox="0 0 225 183" svg:d="M209 26c32 35 14 93-40 130-53 35-123 37-154 2-31-34-13-92 41-130 54-36 122-37 153-2z">
            <text:p/>
          </draw:path>
        </draw:g>
        <draw:g>
          <draw:line draw:style-name="gr13" draw:text-style-name="P4" draw:layer="layout" svg:x1="8.64cm" svg:y1="14.753cm" svg:x2="8.64cm" svg:y2="14.169cm">
            <text:p/>
          </draw:line>
          <draw:path draw:style-name="gr8" draw:text-style-name="P5" draw:layer="layout" svg:width="0.224cm" svg:height="0.182cm" svg:x="8.422cm" svg:y="14.692cm" svg:viewBox="0 0 225 183" svg:d="M209 26c32 35 13 93-40 130-54 35-123 37-154 2-31-34-13-92 40-130 53-36 122-37 154-2z">
            <text:p/>
          </draw:path>
        </draw:g>
        <draw:g>
          <draw:line draw:style-name="gr13" draw:text-style-name="P4" draw:layer="layout" svg:x1="9.197cm" svg:y1="14.753cm" svg:x2="9.197cm" svg:y2="14.169cm">
            <text:p/>
          </draw:line>
          <draw:path draw:style-name="gr8" draw:text-style-name="P5" draw:layer="layout" svg:width="0.224cm" svg:height="0.182cm" svg:x="8.977cm" svg:y="14.692cm" svg:viewBox="0 0 225 183" svg:d="M209 26c32 35 14 93-40 130-52 35-122 37-154 2-31-34-13-92 40-130 55-36 123-37 154-2z">
            <text:p/>
          </draw:path>
        </draw:g>
        <draw:g>
          <draw:line draw:style-name="gr13" draw:text-style-name="P4" draw:layer="layout" svg:x1="10.111cm" svg:y1="14.841cm" svg:x2="10.111cm" svg:y2="14.25cm">
            <text:p/>
          </draw:line>
          <draw:path draw:style-name="gr8" draw:text-style-name="P5" draw:layer="layout" svg:width="0.224cm" svg:height="0.182cm" svg:x="9.889cm" svg:y="14.78cm" svg:viewBox="0 0 225 183" svg:d="M209 26c32 35 14 93-40 130-52 35-121 37-154 2-31-35-13-93 41-129 54-37 122-38 153-3z">
            <text:p/>
          </draw:path>
        </draw:g>
        <draw:path draw:style-name="gr8" draw:text-style-name="P5" draw:layer="layout" svg:width="0.089cm" svg:height="0.088cm" svg:x="10.206cm" svg:y="14.739cm" svg:viewBox="0 0 90 89" svg:d="M45 89c-24 0-45-19-45-44s19-45 44-45 46 20 46 45-20 44-45 44z">
          <text:p/>
        </draw:path>
        <draw:g>
          <draw:line draw:style-name="gr13" draw:text-style-name="P4" draw:layer="layout" svg:x1="11.013cm" svg:y1="14.753cm" svg:x2="11.013cm" svg:y2="14.162cm">
            <text:p/>
          </draw:line>
          <draw:path draw:style-name="gr8" draw:text-style-name="P5" draw:layer="layout" svg:width="0.224cm" svg:height="0.182cm" svg:x="10.794cm" svg:y="14.692cm" svg:viewBox="0 0 225 183" svg:d="M209 26c32 35 14 93-40 130-52 35-122 37-154 2-31-34-13-92 41-130 54-36 122-37 153-2z">
            <text:p/>
          </draw:path>
        </draw:g>
        <draw:g>
          <draw:line draw:style-name="gr13" draw:text-style-name="P4" draw:layer="layout" svg:x1="11.791cm" svg:y1="14.753cm" svg:x2="11.791cm" svg:y2="14.162cm">
            <text:p/>
          </draw:line>
          <draw:path draw:style-name="gr8" draw:text-style-name="P5" draw:layer="layout" svg:width="0.224cm" svg:height="0.182cm" svg:x="11.568cm" svg:y="14.692cm" svg:viewBox="0 0 225 183" svg:d="M209 26c32 35 14 93-39 130-54 35-123 37-154 2-32-34-13-92 39-130 54-36 123-37 154-2z">
            <text:p/>
          </draw:path>
          <draw:path draw:style-name="gr8" draw:text-style-name="P5" draw:layer="layout" svg:width="0.195cm" svg:height="0.562cm" svg:x="11.783cm" svg:y="14.163cm" svg:viewBox="0 0 196 563" svg:d="M20 0v15c0 55 0 101 27 137 39 49 100 97 129 168 27 67 24 150 8 214l-8 29-16-4 6-33c17-79 13-163-8-205-33-65-82-95-151-110l-7-1v-210z">
            <text:p/>
          </draw:path>
        </draw:g>
        <draw:g>
          <draw:line draw:style-name="gr13" draw:text-style-name="P4" draw:layer="layout" svg:x1="12.707cm" svg:y1="14.841cm" svg:x2="12.707cm" svg:y2="14.25cm">
            <text:p/>
          </draw:line>
          <draw:path draw:style-name="gr8" draw:text-style-name="P5" draw:layer="layout" svg:width="0.224cm" svg:height="0.182cm" svg:x="12.487cm" svg:y="14.78cm" svg:viewBox="0 0 225 183" svg:d="M209 26c32 35 14 93-39 130-53 35-123 37-154 2-32-35-13-93 39-129 54-37 123-38 154-3z">
            <text:p/>
          </draw:path>
        </draw:g>
        <draw:g>
          <draw:line draw:style-name="gr13" draw:text-style-name="P4" draw:layer="layout" svg:x1="13.485cm" svg:y1="14.841cm" svg:x2="13.485cm" svg:y2="14.25cm">
            <text:p/>
          </draw:line>
          <draw:path draw:style-name="gr8" draw:text-style-name="P5" draw:layer="layout" svg:width="0.224cm" svg:height="0.182cm" svg:x="13.265cm" svg:y="14.78cm" svg:viewBox="0 0 225 183" svg:d="M209 26c33 35 14 93-40 130-52 35-121 37-153 2s-14-93 40-129c54-37 122-38 153-3z">
            <text:p/>
          </draw:path>
          <draw:path draw:style-name="gr8" draw:text-style-name="P5" draw:layer="layout" svg:width="0.196cm" svg:height="0.562cm" svg:x="13.476cm" svg:y="14.251cm" svg:viewBox="0 0 197 563" svg:d="M19 0v15c0 55 0 101 28 137 39 49 101 98 129 169 27 66 25 149 8 213l-8 29-16-4 7-33c16-79 12-163-9-204-33-66-83-96-150-111l-8-1v-210z">
            <text:p/>
          </draw:path>
        </draw:g>
        <draw:g>
          <draw:line draw:style-name="gr13" draw:text-style-name="P4" draw:layer="layout" svg:x1="14.039cm" svg:y1="14.841cm" svg:x2="14.039cm" svg:y2="14.301cm">
            <text:p/>
          </draw:line>
          <draw:path draw:style-name="gr8" draw:text-style-name="P5" draw:layer="layout" svg:width="0.224cm" svg:height="0.182cm" svg:x="13.821cm" svg:y="14.78cm" svg:viewBox="0 0 225 183" svg:d="M209 26c32 35 14 93-40 130-54 35-123 37-154 2s-13-93 40-129c53-37 123-38 154-3z">
            <text:p/>
          </draw:path>
        </draw:g>
        <draw:g>
          <draw:line draw:style-name="gr13" draw:text-style-name="P4" draw:layer="layout" svg:x1="14.595cm" svg:y1="14.841cm" svg:x2="14.595cm" svg:y2="14.301cm">
            <text:p/>
          </draw:line>
          <draw:path draw:style-name="gr8" draw:text-style-name="P5" draw:layer="layout" svg:width="0.223cm" svg:height="0.182cm" svg:x="14.376cm" svg:y="14.78cm" svg:viewBox="0 0 224 183" svg:d="M208 26c33 35 14 93-39 130-53 35-122 37-153 2-32-35-14-93 39-129 54-37 122-38 153-3z">
            <text:p/>
          </draw:path>
        </draw:g>
        <draw:g>
          <draw:line draw:style-name="gr13" draw:text-style-name="P4" draw:layer="layout" svg:x1="15.152cm" svg:y1="14.841cm" svg:x2="15.152cm" svg:y2="14.301cm">
            <text:p/>
          </draw:line>
          <draw:path draw:style-name="gr8" draw:text-style-name="P5" draw:layer="layout" svg:width="0.224cm" svg:height="0.182cm" svg:x="14.932cm" svg:y="14.78cm" svg:viewBox="0 0 225 183" svg:d="M209 26c32 35 14 93-40 130-53 35-123 37-154 2s-13-93 40-129c54-37 123-38 154-3z">
            <text:p/>
          </draw:path>
        </draw:g>
        <draw:g>
          <draw:line draw:style-name="gr13" draw:text-style-name="P4" draw:layer="layout" svg:x1="16.066cm" svg:y1="14.929cm" svg:x2="16.066cm" svg:y2="14.338cm">
            <text:p/>
          </draw:line>
          <draw:path draw:style-name="gr8" draw:text-style-name="P5" draw:layer="layout" svg:width="0.224cm" svg:height="0.181cm" svg:x="15.848cm" svg:y="14.868cm" svg:viewBox="0 0 225 182" svg:d="M209 25c32 36 13 94-40 130-53 35-123 37-154 3-31-35-13-93 40-130 54-36 122-37 154-3z">
            <text:p/>
          </draw:path>
        </draw:g>
        <draw:path draw:style-name="gr8" draw:text-style-name="P5" draw:layer="layout" svg:width="0.088cm" svg:height="0.088cm" svg:x="16.161cm" svg:y="14.916cm" svg:viewBox="0 0 89 89" svg:d="M45 89c-24 0-45-20-45-44s19-45 43-45c25 0 46 21 46 45s-20 44-44 44z">
          <text:p/>
        </draw:path>
        <draw:g>
          <draw:line draw:style-name="gr13" draw:text-style-name="P4" draw:layer="layout" svg:x1="16.968cm" svg:y1="14.929cm" svg:x2="16.968cm" svg:y2="14.338cm">
            <text:p/>
          </draw:line>
          <draw:path draw:style-name="gr8" draw:text-style-name="P5" draw:layer="layout" svg:width="0.224cm" svg:height="0.181cm" svg:x="16.749cm" svg:y="14.868cm" svg:viewBox="0 0 225 182" svg:d="M209 25c32 36 14 94-40 130-53 35-123 37-154 3-31-35-13-93 40-130 55-36 123-37 154-3z">
            <text:p/>
          </draw:path>
        </draw:g>
        <draw:line draw:style-name="gr6" draw:text-style-name="P3" draw:layer="layout" svg:x1="5.525cm" svg:y1="14.875cm" svg:x2="5.924cm" svg:y2="14.875cm">
          <text:p/>
        </draw:line>
        <draw:line draw:style-name="gr6" draw:text-style-name="P3" draw:layer="layout" svg:x1="6.415cm" svg:y1="14.875cm" svg:x2="6.814cm" svg:y2="14.875cm">
          <text:p/>
        </draw:line>
        <draw:line draw:style-name="gr6" draw:text-style-name="P3" draw:layer="layout" svg:x1="7.206cm" svg:y1="14.875cm" svg:x2="7.605cm" svg:y2="14.875cm">
          <text:p/>
        </draw:line>
        <draw:line draw:style-name="gr6" draw:text-style-name="P3" draw:layer="layout" svg:x1="7.757cm" svg:y1="14.875cm" svg:x2="8.156cm" svg:y2="14.875cm">
          <text:p/>
        </draw:line>
        <draw:line draw:style-name="gr6" draw:text-style-name="P3" draw:layer="layout" svg:x1="8.318cm" svg:y1="14.875cm" svg:x2="8.848cm" svg:y2="14.875cm">
          <text:p/>
        </draw:line>
        <draw:line draw:style-name="gr6" draw:text-style-name="P3" draw:layer="layout" svg:x1="8.876cm" svg:y1="14.875cm" svg:x2="9.275cm" svg:y2="14.875cm">
          <text:p/>
        </draw:line>
        <draw:line draw:style-name="gr6" draw:text-style-name="P3" draw:layer="layout" svg:x1="9.792cm" svg:y1="14.875cm" svg:x2="10.191cm" svg:y2="14.875cm">
          <text:p/>
        </draw:line>
        <draw:line draw:style-name="gr6" draw:text-style-name="P3" draw:layer="layout" svg:x1="10.702cm" svg:y1="14.875cm" svg:x2="11.101cm" svg:y2="14.875cm">
          <text:p/>
        </draw:line>
        <draw:line draw:style-name="gr6" draw:text-style-name="P3" draw:layer="layout" svg:x1="11.447cm" svg:y1="14.875cm" svg:x2="11.846cm" svg:y2="14.875cm">
          <text:p/>
        </draw:line>
        <draw:line draw:style-name="gr6" draw:text-style-name="P3" draw:layer="layout" svg:x1="12.394cm" svg:y1="14.875cm" svg:x2="12.793cm" svg:y2="14.875cm">
          <text:p/>
        </draw:line>
        <draw:line draw:style-name="gr6" draw:text-style-name="P3" draw:layer="layout" svg:x1="13.157cm" svg:y1="14.875cm" svg:x2="13.556cm" svg:y2="14.875cm">
          <text:p/>
        </draw:line>
        <draw:line draw:style-name="gr6" draw:text-style-name="P3" draw:layer="layout" svg:x1="13.715cm" svg:y1="14.875cm" svg:x2="14.114cm" svg:y2="14.875cm">
          <text:p/>
        </draw:line>
        <draw:line draw:style-name="gr6" draw:text-style-name="P3" draw:layer="layout" svg:x1="14.279cm" svg:y1="14.875cm" svg:x2="14.678cm" svg:y2="14.875cm">
          <text:p/>
        </draw:line>
        <draw:line draw:style-name="gr6" draw:text-style-name="P3" draw:layer="layout" svg:x1="14.837cm" svg:y1="14.875cm" svg:x2="15.236cm" svg:y2="14.875cm">
          <text:p/>
        </draw:line>
        <draw:polygon draw:style-name="gr8" draw:text-style-name="P5" draw:layer="layout" svg:width="1.112cm" svg:height="0.175cm" svg:x="7.857cm" svg:y="15.319cm" svg:viewBox="0 0 1113 176" draw:points="0,88 1113,176 1113,90 0,0">
          <text:p/>
        </draw:polygon>
        <draw:polygon draw:style-name="gr8" draw:text-style-name="P5" draw:layer="layout" svg:width="1.111cm" svg:height="0.263cm" svg:x="13.821cm" svg:y="15.716cm" svg:viewBox="0 0 1112 264" draw:points="0,88 1112,264 1112,178 0,0">
          <text:p/>
        </draw:polygon>
        <draw:g>
          <draw:line draw:style-name="gr13" draw:text-style-name="P4" draw:layer="layout" svg:x1="5.617cm" svg:y1="15.412cm" svg:x2="5.617cm" svg:y2="14.821cm">
            <text:p/>
          </draw:line>
          <draw:path draw:style-name="gr8" draw:text-style-name="P5" draw:layer="layout" svg:width="0.184cm" svg:height="0.534cm" svg:x="5.609cm" svg:y="14.877cm" svg:viewBox="0 0 185 535" svg:d="M138 245c19-38 27-64 28-107 1-53-21-117-28-132l12-6c21 42 35 111 35 153 0 115-67 169-136 262-22 29-29 88-29 105v15h-20v-173l44-17c18-6 59-33 94-100z">
            <text:p/>
          </draw:path>
        </draw:g>
        <draw:g>
          <draw:line draw:style-name="gr13" draw:text-style-name="P4" draw:layer="layout" svg:x1="6.533cm" svg:y1="15.765cm" svg:x2="6.533cm" svg:y2="15.173cm">
            <text:p/>
          </draw:line>
          <draw:path draw:style-name="gr8" draw:text-style-name="P5" draw:layer="layout" svg:width="0.224cm" svg:height="0.182cm" svg:x="6.526cm" svg:y="15.049cm" svg:viewBox="0 0 225 183" svg:d="M209 26c32 34 14 93-40 129-53 36-123 38-154 3s-13-93 40-130c54-36 123-37 154-2z">
            <text:p/>
          </draw:path>
        </draw:g>
        <draw:g>
          <draw:line draw:style-name="gr13" draw:text-style-name="P4" draw:layer="layout" svg:x1="7.311cm" svg:y1="15.765cm" svg:x2="7.311cm" svg:y2="15.173cm">
            <text:p/>
          </draw:line>
          <draw:path draw:style-name="gr8" draw:text-style-name="P5" draw:layer="layout" svg:width="0.224cm" svg:height="0.182cm" svg:x="7.304cm" svg:y="15.049cm" svg:viewBox="0 0 225 183" svg:d="M209 26c32 34 14 93-41 129-53 36-122 38-153 3s-13-93 40-130c53-36 123-37 154-2z">
            <text:p/>
          </draw:path>
          <draw:path draw:style-name="gr8" draw:text-style-name="P5" draw:layer="layout" svg:width="0.183cm" svg:height="0.534cm" svg:x="7.303cm" svg:y="15.23cm" svg:viewBox="0 0 184 535" svg:d="M138 244c19-39 26-64 27-108 2-52-20-116-27-130l12-6c20 42 34 111 34 152 0 115-66 169-136 263-21 29-28 88-28 105v15h-20v-173l44-17c17-6 59-33 94-101z">
            <text:p/>
          </draw:path>
        </draw:g>
        <draw:g>
          <draw:line draw:style-name="gr14" draw:text-style-name="P3" draw:layer="layout" svg:x1="7.866cm" svg:y1="15.406cm" svg:x2="7.866cm" svg:y2="14.82cm">
            <text:p/>
          </draw:line>
        </draw:g>
        <draw:g>
          <draw:line draw:style-name="gr13" draw:text-style-name="P4" draw:layer="layout" svg:x1="8.575cm" svg:y1="15.45cm" svg:x2="8.575cm" svg:y2="14.908cm">
            <text:p/>
          </draw:line>
          <draw:path draw:style-name="gr8" draw:text-style-name="P5" draw:layer="layout" svg:width="0.224cm" svg:height="0.181cm" svg:x="8.568cm" svg:y="14.785cm" svg:viewBox="0 0 225 182" svg:d="M209 25c32 35 14 93-41 129-53 36-122 38-153 2-31-34-13-92 40-128 54-37 123-37 154-3z">
            <text:p/>
          </draw:path>
        </draw:g>
        <draw:g>
          <draw:line draw:style-name="gr13" draw:text-style-name="P4" draw:layer="layout" svg:x1="8.977cm" svg:y1="15.494cm" svg:x2="8.977cm" svg:y2="14.997cm">
            <text:p/>
          </draw:line>
          <draw:path draw:style-name="gr8" draw:text-style-name="P5" draw:layer="layout" svg:width="0.224cm" svg:height="0.182cm" svg:x="8.971cm" svg:y="14.873cm" svg:viewBox="0 0 225 183" svg:d="M209 25c32 35 13 94-40 130s-123 37-154 3c-31-35-13-94 40-130 54-36 122-37 154-3z">
            <text:p/>
          </draw:path>
        </draw:g>
        <draw:g>
          <draw:line draw:style-name="gr13" draw:text-style-name="P4" draw:layer="layout" svg:x1="9.893cm" svg:y1="15.941cm" svg:x2="9.893cm" svg:y2="15.349cm">
            <text:p/>
          </draw:line>
          <draw:path draw:style-name="gr8" draw:text-style-name="P5" draw:layer="layout" svg:width="0.224cm" svg:height="0.181cm" svg:x="9.886cm" svg:y="15.226cm" svg:viewBox="0 0 225 182" svg:d="M209 25c32 35 14 94-40 130-52 35-122 37-154 2-31-34-13-93 41-129 54-37 122-37 153-3z">
            <text:p/>
          </draw:path>
        </draw:g>
        <draw:path draw:style-name="gr8" draw:text-style-name="P5" draw:layer="layout" svg:width="0.089cm" svg:height="0.088cm" svg:x="10.21cm" svg:y="15.274cm" svg:viewBox="0 0 90 89" svg:d="M45 89c-24 0-45-20-45-44 0-26 19-45 44-45s46 19 46 45c0 24-20 44-45 44z">
          <text:p/>
        </draw:path>
        <draw:g>
          <draw:line draw:style-name="gr13" draw:text-style-name="P4" draw:layer="layout" svg:x1="10.795cm" svg:y1="15.764cm" svg:x2="10.795cm" svg:y2="15.173cm">
            <text:p/>
          </draw:line>
          <draw:path draw:style-name="gr8" draw:text-style-name="P5" draw:layer="layout" svg:width="0.223cm" svg:height="0.182cm" svg:x="10.787cm" svg:y="15.049cm" svg:viewBox="0 0 224 183" svg:d="M208 26c32 34 14 93-39 129s-122 38-154 3c-31-35-13-93 40-130 54-36 122-37 153-2z">
            <text:p/>
          </draw:path>
        </draw:g>
        <draw:g>
          <draw:line draw:style-name="gr13" draw:text-style-name="P4" draw:layer="layout" svg:x1="11.573cm" svg:y1="15.764cm" svg:x2="11.573cm" svg:y2="15.173cm">
            <text:p/>
          </draw:line>
          <draw:path draw:style-name="gr8" draw:text-style-name="P5" draw:layer="layout" svg:width="0.224cm" svg:height="0.182cm" svg:x="11.565cm" svg:y="15.049cm" svg:viewBox="0 0 225 183" svg:d="M209 26c32 34 14 93-39 129-54 36-123 38-154 3-32-35-13-93 39-130 54-36 123-37 154-2z">
            <text:p/>
          </draw:path>
          <draw:path draw:style-name="gr8" draw:text-style-name="P5" draw:layer="layout" svg:width="0.184cm" svg:height="0.534cm" svg:x="11.564cm" svg:y="15.23cm" svg:viewBox="0 0 185 535" svg:d="M139 244c19-39 26-64 27-108 1-52-20-116-27-130l12-6c20 42 34 111 34 152 0 115-66 169-136 263-22 29-29 88-29 105v15h-20v-173l44-17c19-6 60-33 95-101z">
            <text:p/>
          </draw:path>
        </draw:g>
        <draw:g>
          <draw:line draw:style-name="gr13" draw:text-style-name="P4" draw:layer="layout" svg:x1="12.488cm" svg:y1="16.028cm" svg:x2="12.488cm" svg:y2="15.438cm">
            <text:p/>
          </draw:line>
          <draw:path draw:style-name="gr8" draw:text-style-name="P5" draw:layer="layout" svg:width="0.224cm" svg:height="0.182cm" svg:x="12.481cm" svg:y="15.314cm" svg:viewBox="0 0 225 183" svg:d="M209 26c32 35 14 93-40 129s-123 38-154 3-13-93 40-129c53-37 123-38 154-3z">
            <text:p/>
          </draw:path>
        </draw:g>
        <draw:g>
          <draw:line draw:style-name="gr13" draw:text-style-name="P4" draw:layer="layout" svg:x1="13.266cm" svg:y1="16.014cm" svg:x2="13.266cm" svg:y2="15.438cm">
            <text:p/>
          </draw:line>
          <draw:path draw:style-name="gr8" draw:text-style-name="P5" draw:layer="layout" svg:width="0.224cm" svg:height="0.182cm" svg:x="13.259cm" svg:y="15.314cm" svg:viewBox="0 0 225 183" svg:d="M209 26c33 35 13 93-40 129s-122 38-153 3c-32-35-14-93 40-129 53-37 121-38 153-3z">
            <text:p/>
          </draw:path>
          <draw:path draw:style-name="gr8" draw:text-style-name="P5" draw:layer="layout" svg:width="0.183cm" svg:height="0.534cm" svg:x="13.258cm" svg:y="15.48cm" svg:viewBox="0 0 184 535" svg:d="M138 245c19-38 26-64 27-107 2-52-20-117-27-132l12-6c20 42 34 113 34 153 0 115-66 169-135 262-22 30-28 88-28 106v14h-21v-173l45-17c17-6 58-33 93-100z">
            <text:p/>
          </draw:path>
        </draw:g>
        <draw:g>
          <draw:line draw:style-name="gr14" draw:text-style-name="P3" draw:layer="layout" svg:x1="13.821cm" svg:y1="15.803cm" svg:x2="13.821cm" svg:y2="15.261cm">
            <text:p/>
          </draw:line>
          <draw:path draw:style-name="gr8" draw:text-style-name="P5" draw:layer="layout" svg:width="0.224cm" svg:height="0.182cm" svg:x="13.814cm" svg:y="15.138cm" svg:viewBox="0 0 225 183" svg:d="M209 26c32 34 14 92-40 129-53 36-122 38-154 2-31-34-12-92 40-129 54-36 123-37 154-2z">
            <text:p/>
          </draw:path>
        </draw:g>
        <draw:g>
          <draw:line draw:style-name="gr13" draw:text-style-name="P4" draw:layer="layout" svg:x1="14.377cm" svg:y1="15.891cm" svg:x2="14.377cm" svg:y2="15.349cm">
            <text:p/>
          </draw:line>
          <draw:path draw:style-name="gr8" draw:text-style-name="P5" draw:layer="layout" svg:width="0.224cm" svg:height="0.181cm" svg:x="14.37cm" svg:y="15.226cm" svg:viewBox="0 0 225 182" svg:d="M209 25c32 35 14 94-40 130-53 35-122 37-154 2-31-34-13-93 41-129 53-37 122-37 153-3z">
            <text:p/>
          </draw:path>
        </draw:g>
        <draw:g>
          <draw:line draw:style-name="gr13" draw:text-style-name="P4" draw:layer="layout" svg:x1="14.932cm" svg:y1="15.979cm" svg:x2="14.932cm" svg:y2="15.438cm">
            <text:p/>
          </draw:line>
          <draw:path draw:style-name="gr8" draw:text-style-name="P5" draw:layer="layout" svg:width="0.223cm" svg:height="0.182cm" svg:x="14.926cm" svg:y="15.314cm" svg:viewBox="0 0 224 183" svg:d="M209 26c31 35 13 93-40 129-54 36-123 38-154 3s-13-93 40-129c53-37 122-38 154-3z">
            <text:p/>
          </draw:path>
        </draw:g>
        <draw:g>
          <draw:line draw:style-name="gr13" draw:text-style-name="P4" draw:layer="layout" svg:x1="15.848cm" svg:y1="15.764cm" svg:x2="15.848cm" svg:y2="15.173cm">
            <text:p/>
          </draw:line>
          <draw:path draw:style-name="gr8" draw:text-style-name="P5" draw:layer="layout" svg:width="0.224cm" svg:height="0.182cm" svg:x="15.841cm" svg:y="15.049cm" svg:viewBox="0 0 225 183" svg:d="M209 26c32 34 14 93-40 129-53 36-123 38-154 3s-13-93 40-130c55-36 123-37 154-2z">
            <text:p/>
          </draw:path>
        </draw:g>
        <draw:path draw:style-name="gr8" draw:text-style-name="P5" draw:layer="layout" svg:width="0.088cm" svg:height="0.088cm" svg:x="16.165cm" svg:y="15.097cm" svg:viewBox="0 0 89 89" svg:d="M45 89c-24 0-45-20-45-44 0-25 19-45 43-45 25 0 46 20 46 45 0 24-20 44-44 44z">
          <text:p/>
        </draw:path>
        <draw:g>
          <draw:line draw:style-name="gr13" draw:text-style-name="P4" draw:layer="layout" svg:x1="16.742cm" svg:y1="16.348cm" svg:x2="16.742cm" svg:y2="15.757cm">
            <text:p/>
          </draw:line>
          <draw:path draw:style-name="gr8" draw:text-style-name="P5" draw:layer="layout" svg:width="0.224cm" svg:height="0.182cm" svg:x="16.742cm" svg:y="15.667cm" svg:viewBox="0 0 225 183" svg:d="M209 26c32 35 14 93-39 129s-123 38-154 2c-32-34-13-92 39-128 55-38 123-39 154-3z">
            <text:p/>
          </draw:path>
        </draw:g>
        <draw:frame draw:style-name="gr23" draw:text-style-name="P8" draw:layer="layout" svg:width="0.336cm" svg:height="0.48cm" svg:x="5.477cm" svg:y="16.18cm">
          <draw:text-box>
            <text:p text:style-name="P1"><text:span text:style-name="T1">V</text:span></text:p>
          </draw:text-box>
        </draw:frame>
        <draw:frame draw:style-name="gr23" draw:text-style-name="P8" draw:layer="layout" svg:width="0.336cm" svg:height="0.48cm" svg:x="6.479cm" svg:y="16.18cm">
          <draw:text-box>
            <text:p text:style-name="P1"><text:span text:style-name="T1">I</text:span></text:p>
          </draw:text-box>
        </draw:frame>
        <draw:frame draw:style-name="gr23" draw:text-style-name="P8" draw:layer="layout" svg:width="0.349cm" svg:height="0.48cm" svg:x="7.934cm" svg:y="16.18cm">
          <draw:text-box>
            <text:p text:style-name="P1"><text:span text:style-name="T1">I</text:span><text:span text:style-name="T4">6</text:span><text:span text:style-name="T5">4</text:span></text:p>
          </draw:text-box>
        </draw:frame>
        <draw:frame draw:style-name="gr23" draw:text-style-name="P8" draw:layer="layout" svg:width="0.442cm" svg:height="0.48cm" svg:x="8.435cm" svg:y="16.18cm">
          <draw:text-box>
            <text:p text:style-name="P1"><text:span text:style-name="T1">V</text:span><text:span text:style-name="T4">4</text:span><text:span text:style-name="T5">2</text:span></text:p>
          </draw:text-box>
        </draw:frame>
        <draw:frame draw:style-name="gr23" draw:text-style-name="P8" draw:layer="layout" svg:width="0.336cm" svg:height="0.48cm" svg:x="8.993cm" svg:y="16.18cm">
          <draw:text-box>
            <text:p text:style-name="P1"><text:span text:style-name="T1">I</text:span><text:span text:style-name="T4">6</text:span></text:p>
          </draw:text-box>
        </draw:frame>
        <draw:frame draw:style-name="gr23" draw:text-style-name="P8" draw:layer="layout" svg:width="0.446cm" svg:height="0.48cm" svg:x="9.87cm" svg:y="16.18cm">
          <draw:text-box>
            <text:p text:style-name="P1"><text:span text:style-name="T1">IV</text:span><text:span text:style-name="T4">6</text:span></text:p>
          </draw:text-box>
        </draw:frame>
        <draw:frame draw:style-name="gr23" draw:text-style-name="P8" draw:layer="layout" svg:width="0.336cm" svg:height="0.48cm" svg:x="10.807cm" svg:y="16.18cm">
          <draw:text-box>
            <text:p text:style-name="P1"><text:span text:style-name="T1">I</text:span></text:p>
          </draw:text-box>
        </draw:frame>
        <draw:frame draw:style-name="gr23" draw:text-style-name="P8" draw:layer="layout" svg:width="0.336cm" svg:height="0.48cm" svg:x="12.47cm" svg:y="16.18cm">
          <draw:text-box>
            <text:p text:style-name="P1"><text:span text:style-name="T1">V</text:span><text:span text:style-name="T4">7</text:span></text:p>
          </draw:text-box>
        </draw:frame>
        <draw:frame draw:style-name="gr23" draw:text-style-name="P8" draw:layer="layout" svg:width="0.442cm" svg:height="0.48cm" svg:x="13.665cm" svg:y="16.18cm">
          <draw:text-box>
            <text:p text:style-name="P1"><text:span text:style-name="T1">V</text:span><text:span text:style-name="T4">6</text:span><text:span text:style-name="T5">5</text:span></text:p>
          </draw:text-box>
        </draw:frame>
        <draw:frame draw:style-name="gr23" draw:text-style-name="P8" draw:layer="layout" svg:width="0.446cm" svg:height="0.48cm" svg:x="14.254cm" svg:y="16.18cm">
          <draw:text-box>
            <text:p text:style-name="P1"><text:span text:style-name="T1">IV</text:span><text:span text:style-name="T4">6</text:span></text:p>
          </draw:text-box>
        </draw:frame>
        <draw:frame draw:style-name="gr23" draw:text-style-name="P8" draw:layer="layout" svg:width="0.336cm" svg:height="0.48cm" svg:x="14.92cm" svg:y="16.18cm">
          <draw:text-box>
            <text:p text:style-name="P1"><text:span text:style-name="T1">V</text:span><text:span text:style-name="T4">7</text:span></text:p>
          </draw:text-box>
        </draw:frame>
        <draw:frame draw:style-name="gr23" draw:text-style-name="P8" draw:layer="layout" svg:width="0.336cm" svg:height="0.48cm" svg:x="15.857cm" svg:y="16.18cm">
          <draw:text-box>
            <text:p text:style-name="P1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4-13T10:31:40.034570817</dc:date>
    <meta:editing-duration>PT25M16S</meta:editing-duration>
    <meta:editing-cycles>7</meta:editing-cycles>
    <meta:document-statistic meta:object-count="661"/>
  </office:meta>
</office:document-meta>
</file>